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pandage_de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ce4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ep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a_dep</text:p>
          </table:table-cell>
          <table:table-cell office:value-type="string" calcext:value-type="string">
            <text:p>ha_rpg</text:p>
          </table:table-cell>
          <table:table-cell office:value-type="string" calcext:value-type="string">
            <text:p>ha_150m</text:p>
          </table:table-cell>
          <table:table-cell office:value-type="string" calcext:value-type="string">
            <text:p>ha_50m</text:p>
          </table:table-cell>
          <table:table-cell office:value-type="string" calcext:value-type="string">
            <text:p>ha_20m</text:p>
          </table:table-cell>
          <table:table-cell office:value-type="string" calcext:value-type="string">
            <text:p>ha_10m</text:p>
          </table:table-cell>
          <table:table-cell table:style-name="Default" office:value-type="string" calcext:value-type="string">
            <text:p>rpg_dep</text:p>
          </table:table-cell>
          <table:table-cell table:style-name="Default" office:value-type="string" calcext:value-type="string">
            <text:p>impact_150m</text:p>
          </table:table-cell>
          <table:table-cell table:style-name="Default" office:value-type="string" calcext:value-type="string">
            <text:p>impact_50m</text:p>
          </table:table-cell>
          <table:table-cell table:style-name="Default" office:value-type="string" calcext:value-type="string">
            <text:p>impact_20m</text:p>
          </table:table-cell>
          <table:table-cell table:style-name="Default" office:value-type="string" calcext:value-type="string">
            <text:p>impact_10m</text:p>
          </table:table-cell>
          <table:table-cell office:value-type="string" calcext:value-type="string">
            <text:p>no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in</text:p>
          </table:table-cell>
          <table:table-cell office:value-type="float" office:value="577393" calcext:value-type="float">
            <text:p>577393</text:p>
          </table:table-cell>
          <table:table-cell office:value-type="float" office:value="252854" calcext:value-type="float">
            <text:p>252854</text:p>
          </table:table-cell>
          <table:table-cell office:value-type="float" office:value="82425" calcext:value-type="float">
            <text:p>82425</text:p>
          </table:table-cell>
          <table:table-cell office:value-type="float" office:value="15908" calcext:value-type="float">
            <text:p>15908</text:p>
          </table:table-cell>
          <table:table-cell office:value-type="float" office:value="2344" calcext:value-type="float">
            <text:p>2344</text:p>
          </table:table-cell>
          <table:table-cell office:value-type="float" office:value="469" calcext:value-type="float">
            <text:p>469</text:p>
          </table:table-cell>
          <table:table-cell table:formula="of:=[.D2]/[.C2]" office:value-type="percentage" office:value="0.437923563326885" calcext:value-type="percentage">
            <text:p>43,79 %</text:p>
          </table:table-cell>
          <table:table-cell table:formula="of:=[.E2]/[.$D2]" office:value-type="percentage" office:value="0.325978627982947" calcext:value-type="percentage">
            <text:p>32,60 %</text:p>
          </table:table-cell>
          <table:table-cell table:formula="of:=[.F2]/[.$D2]" office:value-type="percentage" office:value="0.0629137763294233" calcext:value-type="percentage">
            <text:p>6,29 %</text:p>
          </table:table-cell>
          <table:table-cell table:formula="of:=[.G2]/[.$D2]" office:value-type="percentage" office:value="0.00927017171964849" calcext:value-type="percentage">
            <text:p>0,93 %</text:p>
          </table:table-cell>
          <table:table-cell table:formula="of:=[.H2]/[.$D2]" office:value-type="percentage" office:value="0.00185482531421295" calcext:value-type="percentage">
            <text:p>0,19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isne</text:p>
          </table:table-cell>
          <table:table-cell office:value-type="float" office:value="741834" calcext:value-type="float">
            <text:p>741834</text:p>
          </table:table-cell>
          <table:table-cell office:value-type="float" office:value="495080" calcext:value-type="float">
            <text:p>495080</text:p>
          </table:table-cell>
          <table:table-cell office:value-type="float" office:value="65393" calcext:value-type="float">
            <text:p>65393</text:p>
          </table:table-cell>
          <table:table-cell office:value-type="float" office:value="11991" calcext:value-type="float">
            <text:p>11991</text:p>
          </table:table-cell>
          <table:table-cell office:value-type="float" office:value="2036" calcext:value-type="float">
            <text:p>2036</text:p>
          </table:table-cell>
          <table:table-cell office:value-type="float" office:value="489" calcext:value-type="float">
            <text:p>489</text:p>
          </table:table-cell>
          <table:table-cell table:formula="of:=[.D3]/[.C3]" office:value-type="percentage" office:value="0.667373024153652" calcext:value-type="percentage">
            <text:p>66,74 %</text:p>
          </table:table-cell>
          <table:table-cell table:formula="of:=[.E3]/[.$D3]" office:value-type="percentage" office:value="0.132085723519431" calcext:value-type="percentage">
            <text:p>13,21 %</text:p>
          </table:table-cell>
          <table:table-cell table:formula="of:=[.F3]/[.$D3]" office:value-type="percentage" office:value="0.0242203280277935" calcext:value-type="percentage">
            <text:p>2,42 %</text:p>
          </table:table-cell>
          <table:table-cell table:formula="of:=[.G3]/[.$D3]" office:value-type="percentage" office:value="0.004112466672053" calcext:value-type="percentage">
            <text:p>0,41 %</text:p>
          </table:table-cell>
          <table:table-cell table:formula="of:=[.H3]/[.$D3]" office:value-type="percentage" office:value="0.00098771915649996" calcext:value-type="percentage">
            <text:p>0,1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Allier</text:p>
          </table:table-cell>
          <table:table-cell office:value-type="float" office:value="736575" calcext:value-type="float">
            <text:p>736575</text:p>
          </table:table-cell>
          <table:table-cell office:value-type="float" office:value="483420" calcext:value-type="float">
            <text:p>483420</text:p>
          </table:table-cell>
          <table:table-cell office:value-type="float" office:value="139706" calcext:value-type="float">
            <text:p>139706</text:p>
          </table:table-cell>
          <table:table-cell office:value-type="float" office:value="24783" calcext:value-type="float">
            <text:p>24783</text:p>
          </table:table-cell>
          <table:table-cell office:value-type="float" office:value="4158" calcext:value-type="float">
            <text:p>4158</text:p>
          </table:table-cell>
          <table:table-cell office:value-type="float" office:value="1026" calcext:value-type="float">
            <text:p>1026</text:p>
          </table:table-cell>
          <table:table-cell table:formula="of:=[.D4]/[.C4]" office:value-type="percentage" office:value="0.656307911617962" calcext:value-type="percentage">
            <text:p>65,63 %</text:p>
          </table:table-cell>
          <table:table-cell table:formula="of:=[.E4]/[.$D4]" office:value-type="percentage" office:value="0.288995076744859" calcext:value-type="percentage">
            <text:p>28,90 %</text:p>
          </table:table-cell>
          <table:table-cell table:formula="of:=[.F4]/[.$D4]" office:value-type="percentage" office:value="0.0512659798932605" calcext:value-type="percentage">
            <text:p>5,13 %</text:p>
          </table:table-cell>
          <table:table-cell table:formula="of:=[.G4]/[.$D4]" office:value-type="percentage" office:value="0.00860121633362294" calcext:value-type="percentage">
            <text:p>0,86 %</text:p>
          </table:table-cell>
          <table:table-cell table:formula="of:=[.H4]/[.$D4]" office:value-type="percentage" office:value="0.00212237805634852" calcext:value-type="percentage">
            <text:p>0,21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Alpes-de-Haute-Provence</text:p>
          </table:table-cell>
          <table:table-cell office:value-type="float" office:value="699231" calcext:value-type="float">
            <text:p>699231</text:p>
          </table:table-cell>
          <table:table-cell office:value-type="float" office:value="278912" calcext:value-type="float">
            <text:p>278912</text:p>
          </table:table-cell>
          <table:table-cell office:value-type="float" office:value="50512" calcext:value-type="float">
            <text:p>50512</text:p>
          </table:table-cell>
          <table:table-cell office:value-type="float" office:value="9377" calcext:value-type="float">
            <text:p>9377</text:p>
          </table:table-cell>
          <table:table-cell office:value-type="float" office:value="1617" calcext:value-type="float">
            <text:p>1617</text:p>
          </table:table-cell>
          <table:table-cell office:value-type="float" office:value="427" calcext:value-type="float">
            <text:p>427</text:p>
          </table:table-cell>
          <table:table-cell table:formula="of:=[.D5]/[.C5]" office:value-type="percentage" office:value="0.398883916759983" calcext:value-type="percentage">
            <text:p>39,89 %</text:p>
          </table:table-cell>
          <table:table-cell table:formula="of:=[.E5]/[.$D5]" office:value-type="percentage" office:value="0.181103717301514" calcext:value-type="percentage">
            <text:p>18,11 %</text:p>
          </table:table-cell>
          <table:table-cell table:formula="of:=[.F5]/[.$D5]" office:value-type="percentage" office:value="0.0336199231298761" calcext:value-type="percentage">
            <text:p>3,36 %</text:p>
          </table:table-cell>
          <table:table-cell table:formula="of:=[.G5]/[.$D5]" office:value-type="percentage" office:value="0.00579752753556677" calcext:value-type="percentage">
            <text:p>0,58 %</text:p>
          </table:table-cell>
          <table:table-cell table:formula="of:=[.H5]/[.$D5]" office:value-type="percentage" office:value="0.00153094882973841" calcext:value-type="percentage">
            <text:p>0,1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Hautes-Alpes</text:p>
          </table:table-cell>
          <table:table-cell office:value-type="float" office:value="569311" calcext:value-type="float">
            <text:p>569311</text:p>
          </table:table-cell>
          <table:table-cell office:value-type="float" office:value="256223" calcext:value-type="float">
            <text:p>256223</text:p>
          </table:table-cell>
          <table:table-cell office:value-type="float" office:value="35801" calcext:value-type="float">
            <text:p>35801</text:p>
          </table:table-cell>
          <table:table-cell office:value-type="float" office:value="7375" calcext:value-type="float">
            <text:p>7375</text:p>
          </table:table-cell>
          <table:table-cell office:value-type="float" office:value="1296" calcext:value-type="float">
            <text:p>1296</text:p>
          </table:table-cell>
          <table:table-cell office:value-type="float" office:value="324" calcext:value-type="float">
            <text:p>324</text:p>
          </table:table-cell>
          <table:table-cell table:formula="of:=[.D6]/[.C6]" office:value-type="percentage" office:value="0.450058052628528" calcext:value-type="percentage">
            <text:p>45,01 %</text:p>
          </table:table-cell>
          <table:table-cell table:formula="of:=[.E6]/[.$D6]" office:value-type="percentage" office:value="0.139725941855337" calcext:value-type="percentage">
            <text:p>13,97 %</text:p>
          </table:table-cell>
          <table:table-cell table:formula="of:=[.F6]/[.$D6]" office:value-type="percentage" office:value="0.0287835206050979" calcext:value-type="percentage">
            <text:p>2,88 %</text:p>
          </table:table-cell>
          <table:table-cell table:formula="of:=[.G6]/[.$D6]" office:value-type="percentage" office:value="0.00505809392599415" calcext:value-type="percentage">
            <text:p>0,51 %</text:p>
          </table:table-cell>
          <table:table-cell table:formula="of:=[.H6]/[.$D6]" office:value-type="percentage" office:value="0.00126452348149854" calcext:value-type="percentage">
            <text:p>0,13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Alpes-Maritimes</text:p>
          </table:table-cell>
          <table:table-cell office:value-type="float" office:value="429520" calcext:value-type="float">
            <text:p>429520</text:p>
          </table:table-cell>
          <table:table-cell office:value-type="float" office:value="76636" calcext:value-type="float">
            <text:p>76636</text:p>
          </table:table-cell>
          <table:table-cell office:value-type="float" office:value="12000" calcext:value-type="float">
            <text:p>12000</text:p>
          </table:table-cell>
          <table:table-cell office:value-type="float" office:value="2633" calcext:value-type="float">
            <text:p>2633</text:p>
          </table:table-cell>
          <table:table-cell office:value-type="float" office:value="574" calcext:value-type="float">
            <text:p>574</text:p>
          </table:table-cell>
          <table:table-cell office:value-type="float" office:value="188" calcext:value-type="float">
            <text:p>188</text:p>
          </table:table-cell>
          <table:table-cell table:formula="of:=[.D7]/[.C7]" office:value-type="percentage" office:value="0.178422425032595" calcext:value-type="percentage">
            <text:p>17,84 %</text:p>
          </table:table-cell>
          <table:table-cell table:formula="of:=[.E7]/[.$D7]" office:value-type="percentage" office:value="0.156584372879587" calcext:value-type="percentage">
            <text:p>15,66 %</text:p>
          </table:table-cell>
          <table:table-cell table:formula="of:=[.F7]/[.$D7]" office:value-type="percentage" office:value="0.0343572211493293" calcext:value-type="percentage">
            <text:p>3,44 %</text:p>
          </table:table-cell>
          <table:table-cell table:formula="of:=[.G7]/[.$D7]" office:value-type="percentage" office:value="0.00748995250274023" calcext:value-type="percentage">
            <text:p>0,75 %</text:p>
          </table:table-cell>
          <table:table-cell table:formula="of:=[.H7]/[.$D7]" office:value-type="percentage" office:value="0.00245315517511352" calcext:value-type="percentage">
            <text:p>0,2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Ardèche</text:p>
          </table:table-cell>
          <table:table-cell office:value-type="float" office:value="556122" calcext:value-type="float">
            <text:p>556122</text:p>
          </table:table-cell>
          <table:table-cell office:value-type="float" office:value="137554" calcext:value-type="float">
            <text:p>137554</text:p>
          </table:table-cell>
          <table:table-cell office:value-type="float" office:value="54998" calcext:value-type="float">
            <text:p>54998</text:p>
          </table:table-cell>
          <table:table-cell office:value-type="float" office:value="10815" calcext:value-type="float">
            <text:p>10815</text:p>
          </table:table-cell>
          <table:table-cell office:value-type="float" office:value="1732" calcext:value-type="float">
            <text:p>1732</text:p>
          </table:table-cell>
          <table:table-cell office:value-type="float" office:value="404" calcext:value-type="float">
            <text:p>404</text:p>
          </table:table-cell>
          <table:table-cell table:formula="of:=[.D8]/[.C8]" office:value-type="percentage" office:value="0.247345007030831" calcext:value-type="percentage">
            <text:p>24,73 %</text:p>
          </table:table-cell>
          <table:table-cell table:formula="of:=[.E8]/[.$D8]" office:value-type="percentage" office:value="0.399828431016183" calcext:value-type="percentage">
            <text:p>39,98 %</text:p>
          </table:table-cell>
          <table:table-cell table:formula="of:=[.F8]/[.$D8]" office:value-type="percentage" office:value="0.0786236677959201" calcext:value-type="percentage">
            <text:p>7,86 %</text:p>
          </table:table-cell>
          <table:table-cell table:formula="of:=[.G8]/[.$D8]" office:value-type="percentage" office:value="0.0125914186428603" calcext:value-type="percentage">
            <text:p>1,26 %</text:p>
          </table:table-cell>
          <table:table-cell table:formula="of:=[.H8]/[.$D8]" office:value-type="percentage" office:value="0.00293702836704131" calcext:value-type="percentage">
            <text:p>0,29 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3" office:value-type="string" calcext:value-type="string">
            <text:p>Ardennes</text:p>
          </table:table-cell>
          <table:table-cell table:style-name="ce3" office:value-type="float" office:value="525221" calcext:value-type="float">
            <text:p>525221</text:p>
          </table:table-cell>
          <table:table-cell table:style-name="ce3" office:value-type="float" office:value="308987" calcext:value-type="float">
            <text:p>308987</text:p>
          </table:table-cell>
          <table:table-cell table:style-name="ce3" office:value-type="float" office:value="13706" calcext:value-type="float">
            <text:p>13706</text:p>
          </table:table-cell>
          <table:table-cell table:style-name="ce3" office:value-type="float" office:value="2461" calcext:value-type="float">
            <text:p>246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8" calcext:value-type="float">
            <text:p>88</text:p>
          </table:table-cell>
          <table:table-cell table:style-name="ce5" table:formula="of:=[.D9]/[.C9]" office:value-type="percentage" office:value="0.588299020793152" calcext:value-type="percentage">
            <text:p>58,83 %</text:p>
          </table:table-cell>
          <table:table-cell table:style-name="ce5" table:formula="of:=[.E9]/[.$D9]" office:value-type="percentage" office:value="0.0443578532430167" calcext:value-type="percentage">
            <text:p>4,44 %</text:p>
          </table:table-cell>
          <table:table-cell table:style-name="ce5" table:formula="of:=[.F9]/[.$D9]" office:value-type="percentage" office:value="0.00796473638049497" calcext:value-type="percentage">
            <text:p>0,80 %</text:p>
          </table:table-cell>
          <table:table-cell table:style-name="ce5" table:formula="of:=[.G9]/[.$D9]" office:value-type="percentage" office:value="0.00125571625990737" calcext:value-type="percentage">
            <text:p>0,13 %</text:p>
          </table:table-cell>
          <table:table-cell table:style-name="ce5" table:formula="of:=[.H9]/[.$D9]" office:value-type="percentage" office:value="0.000284801625958374" calcext:value-type="percentage">
            <text:p>0,03 %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Ariège</text:p>
          </table:table-cell>
          <table:table-cell office:value-type="float" office:value="491929" calcext:value-type="float">
            <text:p>491929</text:p>
          </table:table-cell>
          <table:table-cell office:value-type="float" office:value="250356" calcext:value-type="float">
            <text:p>250356</text:p>
          </table:table-cell>
          <table:table-cell office:value-type="float" office:value="56598" calcext:value-type="float">
            <text:p>56598</text:p>
          </table:table-cell>
          <table:table-cell office:value-type="float" office:value="11648" calcext:value-type="float">
            <text:p>11648</text:p>
          </table:table-cell>
          <table:table-cell office:value-type="float" office:value="2141" calcext:value-type="float">
            <text:p>2141</text:p>
          </table:table-cell>
          <table:table-cell office:value-type="float" office:value="587" calcext:value-type="float">
            <text:p>587</text:p>
          </table:table-cell>
          <table:table-cell table:formula="of:=[.D10]/[.C10]" office:value-type="percentage" office:value="0.508927101268679" calcext:value-type="percentage">
            <text:p>50,89 %</text:p>
          </table:table-cell>
          <table:table-cell table:formula="of:=[.E10]/[.$D10]" office:value-type="percentage" office:value="0.226070076211475" calcext:value-type="percentage">
            <text:p>22,61 %</text:p>
          </table:table-cell>
          <table:table-cell table:formula="of:=[.F10]/[.$D10]" office:value-type="percentage" office:value="0.0465257473357938" calcext:value-type="percentage">
            <text:p>4,65 %</text:p>
          </table:table-cell>
          <table:table-cell table:formula="of:=[.G10]/[.$D10]" office:value-type="percentage" office:value="0.00855182220517982" calcext:value-type="percentage">
            <text:p>0,86 %</text:p>
          </table:table-cell>
          <table:table-cell table:formula="of:=[.H10]/[.$D10]" office:value-type="percentage" office:value="0.00234466120244771" calcext:value-type="percentage">
            <text:p>0,23 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Aube</text:p>
          </table:table-cell>
          <table:table-cell table:style-name="ce3" office:value-type="float" office:value="602217" calcext:value-type="float">
            <text:p>602217</text:p>
          </table:table-cell>
          <table:table-cell table:style-name="ce3" office:value-type="float" office:value="368641" calcext:value-type="float">
            <text:p>368641</text:p>
          </table:table-cell>
          <table:table-cell table:style-name="ce3" office:value-type="float" office:value="27462" calcext:value-type="float">
            <text:p>27462</text:p>
          </table:table-cell>
          <table:table-cell table:style-name="ce3" office:value-type="float" office:value="5072" calcext:value-type="float">
            <text:p>507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82" calcext:value-type="float">
            <text:p>182</text:p>
          </table:table-cell>
          <table:table-cell table:style-name="ce5" table:formula="of:=[.D11]/[.C11]" office:value-type="percentage" office:value="0.612139810068464" calcext:value-type="percentage">
            <text:p>61,21 %</text:p>
          </table:table-cell>
          <table:table-cell table:style-name="ce5" table:formula="of:=[.E11]/[.$D11]" office:value-type="percentage" office:value="0.0744952406270599" calcext:value-type="percentage">
            <text:p>7,45 %</text:p>
          </table:table-cell>
          <table:table-cell table:style-name="ce5" table:formula="of:=[.F11]/[.$D11]" office:value-type="percentage" office:value="0.0137586432328471" calcext:value-type="percentage">
            <text:p>1,38 %</text:p>
          </table:table-cell>
          <table:table-cell table:style-name="ce5" table:formula="of:=[.G11]/[.$D11]" office:value-type="percentage" office:value="0.00218369633328903" calcext:value-type="percentage">
            <text:p>0,22 %</text:p>
          </table:table-cell>
          <table:table-cell table:style-name="ce5" table:formula="of:=[.H11]/[.$D11]" office:value-type="percentage" office:value="0.000493705257960997" calcext:value-type="percentage">
            <text:p>0,05 %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ude</text:p>
          </table:table-cell>
          <table:table-cell office:value-type="float" office:value="635435" calcext:value-type="float">
            <text:p>635435</text:p>
          </table:table-cell>
          <table:table-cell office:value-type="float" office:value="244816" calcext:value-type="float">
            <text:p>244816</text:p>
          </table:table-cell>
          <table:table-cell office:value-type="float" office:value="64909" calcext:value-type="float">
            <text:p>64909</text:p>
          </table:table-cell>
          <table:table-cell office:value-type="float" office:value="10053" calcext:value-type="float">
            <text:p>10053</text:p>
          </table:table-cell>
          <table:table-cell office:value-type="float" office:value="1510" calcext:value-type="float">
            <text:p>1510</text:p>
          </table:table-cell>
          <table:table-cell office:value-type="float" office:value="359" calcext:value-type="float">
            <text:p>359</text:p>
          </table:table-cell>
          <table:table-cell table:formula="of:=[.D12]/[.C12]" office:value-type="percentage" office:value="0.385273080645542" calcext:value-type="percentage">
            <text:p>38,53 %</text:p>
          </table:table-cell>
          <table:table-cell table:formula="of:=[.E12]/[.$D12]" office:value-type="percentage" office:value="0.265133814783348" calcext:value-type="percentage">
            <text:p>26,51 %</text:p>
          </table:table-cell>
          <table:table-cell table:formula="of:=[.F12]/[.$D12]" office:value-type="percentage" office:value="0.0410634925821842" calcext:value-type="percentage">
            <text:p>4,11 %</text:p>
          </table:table-cell>
          <table:table-cell table:formula="of:=[.G12]/[.$D12]" office:value-type="percentage" office:value="0.00616789752303771" calcext:value-type="percentage">
            <text:p>0,62 %</text:p>
          </table:table-cell>
          <table:table-cell table:formula="of:=[.H12]/[.$D12]" office:value-type="percentage" office:value="0.00146640742435135" calcext:value-type="percentage">
            <text:p>0,1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Aveyron</text:p>
          </table:table-cell>
          <table:table-cell office:value-type="float" office:value="877011" calcext:value-type="float">
            <text:p>877011</text:p>
          </table:table-cell>
          <table:table-cell office:value-type="float" office:value="510138" calcext:value-type="float">
            <text:p>5101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31243" calcext:value-type="float">
            <text:p>31243</text:p>
          </table:table-cell>
          <table:table-cell office:value-type="float" office:value="5777" calcext:value-type="float">
            <text:p>5777</text:p>
          </table:table-cell>
          <table:table-cell office:value-type="float" office:value="1545" calcext:value-type="float">
            <text:p>1545</text:p>
          </table:table-cell>
          <table:table-cell table:formula="of:=[.D13]/[.C13]" office:value-type="percentage" office:value="0.581677994916825" calcext:value-type="percentage">
            <text:p>58,17 %</text:p>
          </table:table-cell>
          <table:table-cell table:formula="of:=[.E13]/[.$D13]" office:value-type="percentage" office:value="0.316500633162007" calcext:value-type="percentage">
            <text:p>31,65 %</text:p>
          </table:table-cell>
          <table:table-cell table:formula="of:=[.F13]/[.$D13]" office:value-type="percentage" office:value="0.0612442123503836" calcext:value-type="percentage">
            <text:p>6,12 %</text:p>
          </table:table-cell>
          <table:table-cell table:formula="of:=[.G13]/[.$D13]" office:value-type="percentage" office:value="0.0113243867345699" calcext:value-type="percentage">
            <text:p>1,13 %</text:p>
          </table:table-cell>
          <table:table-cell table:formula="of:=[.H13]/[.$D13]" office:value-type="percentage" office:value="0.00302859226326994" calcext:value-type="percentage">
            <text:p>0,3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Bouches-du-Rhône</text:p>
          </table:table-cell>
          <table:table-cell office:value-type="float" office:value="525135" calcext:value-type="float">
            <text:p>525135</text:p>
          </table:table-cell>
          <table:table-cell office:value-type="float" office:value="149203" calcext:value-type="float">
            <text:p>149203</text:p>
          </table:table-cell>
          <table:table-cell office:value-type="float" office:value="38708" calcext:value-type="float">
            <text:p>38708</text:p>
          </table:table-cell>
          <table:table-cell office:value-type="float" office:value="7432" calcext:value-type="float">
            <text:p>7432</text:p>
          </table:table-cell>
          <table:table-cell office:value-type="float" office:value="1267" calcext:value-type="float">
            <text:p>1267</text:p>
          </table:table-cell>
          <table:table-cell office:value-type="float" office:value="363" calcext:value-type="float">
            <text:p>363</text:p>
          </table:table-cell>
          <table:table-cell table:formula="of:=[.D14]/[.C14]" office:value-type="percentage" office:value="0.284123130242699" calcext:value-type="percentage">
            <text:p>28,41 %</text:p>
          </table:table-cell>
          <table:table-cell table:formula="of:=[.E14]/[.$D14]" office:value-type="percentage" office:value="0.259431780862315" calcext:value-type="percentage">
            <text:p>25,94 %</text:p>
          </table:table-cell>
          <table:table-cell table:formula="of:=[.F14]/[.$D14]" office:value-type="percentage" office:value="0.0498113308713632" calcext:value-type="percentage">
            <text:p>4,98 %</text:p>
          </table:table-cell>
          <table:table-cell table:formula="of:=[.G14]/[.$D14]" office:value-type="percentage" office:value="0.00849178635818315" calcext:value-type="percentage">
            <text:p>0,85 %</text:p>
          </table:table-cell>
          <table:table-cell table:formula="of:=[.H14]/[.$D14]" office:value-type="percentage" office:value="0.00243292695187094" calcext:value-type="percentage">
            <text:p>0,24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Calvados</text:p>
          </table:table-cell>
          <table:table-cell office:value-type="float" office:value="559240" calcext:value-type="float">
            <text:p>559240</text:p>
          </table:table-cell>
          <table:table-cell office:value-type="float" office:value="368237" calcext:value-type="float">
            <text:p>368237</text:p>
          </table:table-cell>
          <table:table-cell office:value-type="float" office:value="146652" calcext:value-type="float">
            <text:p>146652</text:p>
          </table:table-cell>
          <table:table-cell office:value-type="float" office:value="29925" calcext:value-type="float">
            <text:p>29925</text:p>
          </table:table-cell>
          <table:table-cell office:value-type="float" office:value="5452" calcext:value-type="float">
            <text:p>5452</text:p>
          </table:table-cell>
          <table:table-cell office:value-type="float" office:value="1418" calcext:value-type="float">
            <text:p>1418</text:p>
          </table:table-cell>
          <table:table-cell table:formula="of:=[.D15]/[.C15]" office:value-type="percentage" office:value="0.658459695300765" calcext:value-type="percentage">
            <text:p>65,85 %</text:p>
          </table:table-cell>
          <table:table-cell table:formula="of:=[.E15]/[.$D15]" office:value-type="percentage" office:value="0.39825438508352" calcext:value-type="percentage">
            <text:p>39,83 %</text:p>
          </table:table-cell>
          <table:table-cell table:formula="of:=[.F15]/[.$D15]" office:value-type="percentage" office:value="0.081265597970872" calcext:value-type="percentage">
            <text:p>8,13 %</text:p>
          </table:table-cell>
          <table:table-cell table:formula="of:=[.G15]/[.$D15]" office:value-type="percentage" office:value="0.0148056822100984" calcext:value-type="percentage">
            <text:p>1,48 %</text:p>
          </table:table-cell>
          <table:table-cell table:formula="of:=[.H15]/[.$D15]" office:value-type="percentage" office:value="0.00385078088296396" calcext:value-type="percentage">
            <text:p>0,39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antal</text:p>
          </table:table-cell>
          <table:table-cell office:value-type="float" office:value="576717" calcext:value-type="float">
            <text:p>576717</text:p>
          </table:table-cell>
          <table:table-cell office:value-type="float" office:value="354460" calcext:value-type="float">
            <text:p>354460</text:p>
          </table:table-cell>
          <table:table-cell office:value-type="float" office:value="103618" calcext:value-type="float">
            <text:p>103618</text:p>
          </table:table-cell>
          <table:table-cell office:value-type="float" office:value="20841" calcext:value-type="float">
            <text:p>20841</text:p>
          </table:table-cell>
          <table:table-cell office:value-type="float" office:value="4051" calcext:value-type="float">
            <text:p>4051</text:p>
          </table:table-cell>
          <table:table-cell office:value-type="float" office:value="1118" calcext:value-type="float">
            <text:p>1118</text:p>
          </table:table-cell>
          <table:table-cell table:formula="of:=[.D16]/[.C16]" office:value-type="percentage" office:value="0.614616874480898" calcext:value-type="percentage">
            <text:p>61,46 %</text:p>
          </table:table-cell>
          <table:table-cell table:formula="of:=[.E16]/[.$D16]" office:value-type="percentage" office:value="0.292326355583141" calcext:value-type="percentage">
            <text:p>29,23 %</text:p>
          </table:table-cell>
          <table:table-cell table:formula="of:=[.F16]/[.$D16]" office:value-type="percentage" office:value="0.0587964791513852" calcext:value-type="percentage">
            <text:p>5,88 %</text:p>
          </table:table-cell>
          <table:table-cell table:formula="of:=[.G16]/[.$D16]" office:value-type="percentage" office:value="0.01142865203408" calcext:value-type="percentage">
            <text:p>1,14 %</text:p>
          </table:table-cell>
          <table:table-cell table:formula="of:=[.H16]/[.$D16]" office:value-type="percentage" office:value="0.00315409355075326" calcext:value-type="percentage">
            <text:p>0,3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Charente</text:p>
          </table:table-cell>
          <table:table-cell office:value-type="float" office:value="596374" calcext:value-type="float">
            <text:p>596374</text:p>
          </table:table-cell>
          <table:table-cell office:value-type="float" office:value="356487" calcext:value-type="float">
            <text:p>356487</text:p>
          </table:table-cell>
          <table:table-cell office:value-type="float" office:value="99828" calcext:value-type="float">
            <text:p>99828</text:p>
          </table:table-cell>
          <table:table-cell office:value-type="float" office:value="17377" calcext:value-type="float">
            <text:p>17377</text:p>
          </table:table-cell>
          <table:table-cell office:value-type="float" office:value="2634" calcext:value-type="float">
            <text:p>2634</text:p>
          </table:table-cell>
          <table:table-cell office:value-type="float" office:value="573" calcext:value-type="float">
            <text:p>573</text:p>
          </table:table-cell>
          <table:table-cell table:formula="of:=[.D17]/[.C17]" office:value-type="percentage" office:value="0.597757447507772" calcext:value-type="percentage">
            <text:p>59,78 %</text:p>
          </table:table-cell>
          <table:table-cell table:formula="of:=[.E17]/[.$D17]" office:value-type="percentage" office:value="0.280032651962063" calcext:value-type="percentage">
            <text:p>28,00 %</text:p>
          </table:table-cell>
          <table:table-cell table:formula="of:=[.F17]/[.$D17]" office:value-type="percentage" office:value="0.0487451155301596" calcext:value-type="percentage">
            <text:p>4,87 %</text:p>
          </table:table-cell>
          <table:table-cell table:formula="of:=[.G17]/[.$D17]" office:value-type="percentage" office:value="0.00738876873490478" calcext:value-type="percentage">
            <text:p>0,74 %</text:p>
          </table:table-cell>
          <table:table-cell table:formula="of:=[.H17]/[.$D17]" office:value-type="percentage" office:value="0.00160735174073669" calcext:value-type="percentage">
            <text:p>0,16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Charente-Maritime</text:p>
          </table:table-cell>
          <table:table-cell office:value-type="float" office:value="689450" calcext:value-type="float">
            <text:p>689450</text:p>
          </table:table-cell>
          <table:table-cell office:value-type="float" office:value="426794" calcext:value-type="float">
            <text:p>426794</text:p>
          </table:table-cell>
          <table:table-cell office:value-type="float" office:value="102835" calcext:value-type="float">
            <text:p>102835</text:p>
          </table:table-cell>
          <table:table-cell office:value-type="float" office:value="17702" calcext:value-type="float">
            <text:p>17702</text:p>
          </table:table-cell>
          <table:table-cell office:value-type="float" office:value="2632" calcext:value-type="float">
            <text:p>2632</text:p>
          </table:table-cell>
          <table:table-cell office:value-type="float" office:value="554" calcext:value-type="float">
            <text:p>554</text:p>
          </table:table-cell>
          <table:table-cell table:formula="of:=[.D18]/[.C18]" office:value-type="percentage" office:value="0.619035463050258" calcext:value-type="percentage">
            <text:p>61,90 %</text:p>
          </table:table-cell>
          <table:table-cell table:formula="of:=[.E18]/[.$D18]" office:value-type="percentage" office:value="0.240947623443629" calcext:value-type="percentage">
            <text:p>24,09 %</text:p>
          </table:table-cell>
          <table:table-cell table:formula="of:=[.F18]/[.$D18]" office:value-type="percentage" office:value="0.0414766843020286" calcext:value-type="percentage">
            <text:p>4,15 %</text:p>
          </table:table-cell>
          <table:table-cell table:formula="of:=[.G18]/[.$D18]" office:value-type="percentage" office:value="0.00616690956292731" calcext:value-type="percentage">
            <text:p>0,62 %</text:p>
          </table:table-cell>
          <table:table-cell table:formula="of:=[.H18]/[.$D18]" office:value-type="percentage" office:value="0.00129805011316935" calcext:value-type="percentage">
            <text:p>0,13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Cher</text:p>
          </table:table-cell>
          <table:table-cell office:value-type="float" office:value="729463" calcext:value-type="float">
            <text:p>729463</text:p>
          </table:table-cell>
          <table:table-cell office:value-type="float" office:value="430389" calcext:value-type="float">
            <text:p>430389</text:p>
          </table:table-cell>
          <table:table-cell office:value-type="float" office:value="80446" calcext:value-type="float">
            <text:p>80446</text:p>
          </table:table-cell>
          <table:table-cell office:value-type="float" office:value="12294" calcext:value-type="float">
            <text:p>12294</text:p>
          </table:table-cell>
          <table:table-cell office:value-type="float" office:value="1790" calcext:value-type="float">
            <text:p>1790</text:p>
          </table:table-cell>
          <table:table-cell office:value-type="float" office:value="428" calcext:value-type="float">
            <text:p>428</text:p>
          </table:table-cell>
          <table:table-cell table:formula="of:=[.D19]/[.C19]" office:value-type="percentage" office:value="0.590007992180549" calcext:value-type="percentage">
            <text:p>59,00 %</text:p>
          </table:table-cell>
          <table:table-cell table:formula="of:=[.E19]/[.$D19]" office:value-type="percentage" office:value="0.186914628394313" calcext:value-type="percentage">
            <text:p>18,69 %</text:p>
          </table:table-cell>
          <table:table-cell table:formula="of:=[.F19]/[.$D19]" office:value-type="percentage" office:value="0.0285648564438218" calcext:value-type="percentage">
            <text:p>2,86 %</text:p>
          </table:table-cell>
          <table:table-cell table:formula="of:=[.G19]/[.$D19]" office:value-type="percentage" office:value="0.00415902822795192" calcext:value-type="percentage">
            <text:p>0,42 %</text:p>
          </table:table-cell>
          <table:table-cell table:formula="of:=[.H19]/[.$D19]" office:value-type="percentage" office:value="0.000994449207577331" calcext:value-type="percentage">
            <text:p>0,1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Corrèze</text:p>
          </table:table-cell>
          <table:table-cell office:value-type="float" office:value="588993" calcext:value-type="float">
            <text:p>588993</text:p>
          </table:table-cell>
          <table:table-cell office:value-type="float" office:value="225056" calcext:value-type="float">
            <text:p>225056</text:p>
          </table:table-cell>
          <table:table-cell office:value-type="float" office:value="90780" calcext:value-type="float">
            <text:p>90780</text:p>
          </table:table-cell>
          <table:table-cell office:value-type="float" office:value="19573" calcext:value-type="float">
            <text:p>19573</text:p>
          </table:table-cell>
          <table:table-cell office:value-type="float" office:value="3443" calcext:value-type="float">
            <text:p>3443</text:p>
          </table:table-cell>
          <table:table-cell office:value-type="float" office:value="836" calcext:value-type="float">
            <text:p>836</text:p>
          </table:table-cell>
          <table:table-cell table:formula="of:=[.D20]/[.C20]" office:value-type="percentage" office:value="0.382103013108815" calcext:value-type="percentage">
            <text:p>38,21 %</text:p>
          </table:table-cell>
          <table:table-cell table:formula="of:=[.E20]/[.$D20]" office:value-type="percentage" office:value="0.403366273283094" calcext:value-type="percentage">
            <text:p>40,34 %</text:p>
          </table:table-cell>
          <table:table-cell table:formula="of:=[.F20]/[.$D20]" office:value-type="percentage" office:value="0.086969465377506" calcext:value-type="percentage">
            <text:p>8,70 %</text:p>
          </table:table-cell>
          <table:table-cell table:formula="of:=[.G20]/[.$D20]" office:value-type="percentage" office:value="0.0152984146168065" calcext:value-type="percentage">
            <text:p>1,53 %</text:p>
          </table:table-cell>
          <table:table-cell table:formula="of:=[.H20]/[.$D20]" office:value-type="percentage" office:value="0.00371463102516707" calcext:value-type="percentage">
            <text:p>0,37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ôte-d'Or</text:p>
          </table:table-cell>
          <table:table-cell office:value-type="float" office:value="878818" calcext:value-type="float">
            <text:p>878818</text:p>
          </table:table-cell>
          <table:table-cell office:value-type="float" office:value="451690" calcext:value-type="float">
            <text:p>451690</text:p>
          </table:table-cell>
          <table:table-cell office:value-type="float" office:value="55397" calcext:value-type="float">
            <text:p>55397</text:p>
          </table:table-cell>
          <table:table-cell office:value-type="float" office:value="10030" calcext:value-type="float">
            <text:p>10030</text:p>
          </table:table-cell>
          <table:table-cell office:value-type="float" office:value="1653" calcext:value-type="float">
            <text:p>1653</text:p>
          </table:table-cell>
          <table:table-cell office:value-type="float" office:value="377" calcext:value-type="float">
            <text:p>377</text:p>
          </table:table-cell>
          <table:table-cell table:formula="of:=[.D21]/[.C21]" office:value-type="percentage" office:value="0.513974452048092" calcext:value-type="percentage">
            <text:p>51,40 %</text:p>
          </table:table-cell>
          <table:table-cell table:formula="of:=[.E21]/[.$D21]" office:value-type="percentage" office:value="0.122643848657265" calcext:value-type="percentage">
            <text:p>12,26 %</text:p>
          </table:table-cell>
          <table:table-cell table:formula="of:=[.F21]/[.$D21]" office:value-type="percentage" office:value="0.0222054949190817" calcext:value-type="percentage">
            <text:p>2,22 %</text:p>
          </table:table-cell>
          <table:table-cell table:formula="of:=[.G21]/[.$D21]" office:value-type="percentage" office:value="0.0036595895414997" calcext:value-type="percentage">
            <text:p>0,37 %</text:p>
          </table:table-cell>
          <table:table-cell table:formula="of:=[.H21]/[.$D21]" office:value-type="percentage" office:value="0.00083464322876309" calcext:value-type="percentage">
            <text:p>0,08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Côtes-d'Armor</text:p>
          </table:table-cell>
          <table:table-cell office:value-type="float" office:value="698379" calcext:value-type="float">
            <text:p>698379</text:p>
          </table:table-cell>
          <table:table-cell office:value-type="float" office:value="436064" calcext:value-type="float">
            <text:p>436064</text:p>
          </table:table-cell>
          <table:table-cell office:value-type="float" office:value="206750" calcext:value-type="float">
            <text:p>206750</text:p>
          </table:table-cell>
          <table:table-cell office:value-type="float" office:value="40386" calcext:value-type="float">
            <text:p>40386</text:p>
          </table:table-cell>
          <table:table-cell office:value-type="float" office:value="6257" calcext:value-type="float">
            <text:p>6257</text:p>
          </table:table-cell>
          <table:table-cell office:value-type="float" office:value="1359" calcext:value-type="float">
            <text:p>1359</text:p>
          </table:table-cell>
          <table:table-cell table:formula="of:=[.D22]/[.C22]" office:value-type="percentage" office:value="0.624394490670539" calcext:value-type="percentage">
            <text:p>62,44 %</text:p>
          </table:table-cell>
          <table:table-cell table:formula="of:=[.E22]/[.$D22]" office:value-type="percentage" office:value="0.474127650987011" calcext:value-type="percentage">
            <text:p>47,41 %</text:p>
          </table:table-cell>
          <table:table-cell table:formula="of:=[.F22]/[.$D22]" office:value-type="percentage" office:value="0.0926148455272621" calcext:value-type="percentage">
            <text:p>9,26 %</text:p>
          </table:table-cell>
          <table:table-cell table:formula="of:=[.G22]/[.$D22]" office:value-type="percentage" office:value="0.0143488111836795" calcext:value-type="percentage">
            <text:p>1,43 %</text:p>
          </table:table-cell>
          <table:table-cell table:formula="of:=[.H22]/[.$D22]" office:value-type="percentage" office:value="0.00311651500697145" calcext:value-type="percentage">
            <text:p>0,31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euse</text:p>
          </table:table-cell>
          <table:table-cell office:value-type="float" office:value="558892" calcext:value-type="float">
            <text:p>558892</text:p>
          </table:table-cell>
          <table:table-cell office:value-type="float" office:value="316405" calcext:value-type="float">
            <text:p>316405</text:p>
          </table:table-cell>
          <table:table-cell office:value-type="float" office:value="84671" calcext:value-type="float">
            <text:p>84671</text:p>
          </table:table-cell>
          <table:table-cell office:value-type="float" office:value="15243" calcext:value-type="float">
            <text:p>15243</text:p>
          </table:table-cell>
          <table:table-cell office:value-type="float" office:value="2653" calcext:value-type="float">
            <text:p>2653</text:p>
          </table:table-cell>
          <table:table-cell office:value-type="float" office:value="668" calcext:value-type="float">
            <text:p>668</text:p>
          </table:table-cell>
          <table:table-cell table:formula="of:=[.D23]/[.C23]" office:value-type="percentage" office:value="0.566129055345219" calcext:value-type="percentage">
            <text:p>56,61 %</text:p>
          </table:table-cell>
          <table:table-cell table:formula="of:=[.E23]/[.$D23]" office:value-type="percentage" office:value="0.267603230037452" calcext:value-type="percentage">
            <text:p>26,76 %</text:p>
          </table:table-cell>
          <table:table-cell table:formula="of:=[.F23]/[.$D23]" office:value-type="percentage" office:value="0.0481755977307565" calcext:value-type="percentage">
            <text:p>4,82 %</text:p>
          </table:table-cell>
          <table:table-cell table:formula="of:=[.G23]/[.$D23]" office:value-type="percentage" office:value="0.00838482324868444" calcext:value-type="percentage">
            <text:p>0,84 %</text:p>
          </table:table-cell>
          <table:table-cell table:formula="of:=[.H23]/[.$D23]" office:value-type="percentage" office:value="0.00211121821715839" calcext:value-type="percentage">
            <text:p>0,21 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3" office:value-type="string" calcext:value-type="string">
            <text:p>Dordogne</text:p>
          </table:table-cell>
          <table:table-cell table:style-name="ce3" office:value-type="float" office:value="921091" calcext:value-type="float">
            <text:p>921091</text:p>
          </table:table-cell>
          <table:table-cell table:style-name="ce3" office:value-type="float" office:value="301025" calcext:value-type="float">
            <text:p>301025</text:p>
          </table:table-cell>
          <table:table-cell table:style-name="ce3" office:value-type="float" office:value="142054" calcext:value-type="float">
            <text:p>142054</text:p>
          </table:table-cell>
          <table:table-cell table:style-name="ce3" office:value-type="float" office:value="27702" calcext:value-type="float">
            <text:p>27702</text:p>
          </table:table-cell>
          <table:table-cell table:style-name="ce3" office:value-type="float" office:value="4359" calcext:value-type="float">
            <text:p>4359</text:p>
          </table:table-cell>
          <table:table-cell table:style-name="ce3" office:value-type="float" office:value="1039" calcext:value-type="float">
            <text:p>1039</text:p>
          </table:table-cell>
          <table:table-cell table:style-name="ce5" table:formula="of:=[.D24]/[.C24]" office:value-type="percentage" office:value="0.326813528739288" calcext:value-type="percentage">
            <text:p>32,68 %</text:p>
          </table:table-cell>
          <table:table-cell table:style-name="ce5" table:formula="of:=[.E24]/[.$D24]" office:value-type="percentage" office:value="0.471901004899925" calcext:value-type="percentage">
            <text:p>47,19 %</text:p>
          </table:table-cell>
          <table:table-cell table:style-name="ce5" table:formula="of:=[.F24]/[.$D24]" office:value-type="percentage" office:value="0.0920255792708247" calcext:value-type="percentage">
            <text:p>9,20 %</text:p>
          </table:table-cell>
          <table:table-cell table:style-name="ce5" table:formula="of:=[.G24]/[.$D24]" office:value-type="percentage" office:value="0.0144805248733494" calcext:value-type="percentage">
            <text:p>1,45 %</text:p>
          </table:table-cell>
          <table:table-cell table:style-name="ce5" table:formula="of:=[.H24]/[.$D24]" office:value-type="percentage" office:value="0.00345154056972012" calcext:value-type="percentage">
            <text:p>0,35 %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Doubs</text:p>
          </table:table-cell>
          <table:table-cell office:value-type="float" office:value="524729" calcext:value-type="float">
            <text:p>524729</text:p>
          </table:table-cell>
          <table:table-cell office:value-type="float" office:value="223147" calcext:value-type="float">
            <text:p>223147</text:p>
          </table:table-cell>
          <table:table-cell office:value-type="float" office:value="56983" calcext:value-type="float">
            <text:p>56983</text:p>
          </table:table-cell>
          <table:table-cell office:value-type="float" office:value="12039" calcext:value-type="float">
            <text:p>12039</text:p>
          </table:table-cell>
          <table:table-cell office:value-type="float" office:value="2158" calcext:value-type="float">
            <text:p>2158</text:p>
          </table:table-cell>
          <table:table-cell office:value-type="float" office:value="488" calcext:value-type="float">
            <text:p>488</text:p>
          </table:table-cell>
          <table:table-cell table:formula="of:=[.D25]/[.C25]" office:value-type="percentage" office:value="0.425261420657139" calcext:value-type="percentage">
            <text:p>42,53 %</text:p>
          </table:table-cell>
          <table:table-cell table:formula="of:=[.E25]/[.$D25]" office:value-type="percentage" office:value="0.255360815964364" calcext:value-type="percentage">
            <text:p>25,54 %</text:p>
          </table:table-cell>
          <table:table-cell table:formula="of:=[.F25]/[.$D25]" office:value-type="percentage" office:value="0.0539509829843108" calcext:value-type="percentage">
            <text:p>5,40 %</text:p>
          </table:table-cell>
          <table:table-cell table:formula="of:=[.G25]/[.$D25]" office:value-type="percentage" office:value="0.00967075515243315" calcext:value-type="percentage">
            <text:p>0,97 %</text:p>
          </table:table-cell>
          <table:table-cell table:formula="of:=[.H25]/[.$D25]" office:value-type="percentage" office:value="0.00218689921890055" calcext:value-type="percentage">
            <text:p>0,22 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3" office:value-type="string" calcext:value-type="string">
            <text:p>Drôme</text:p>
          </table:table-cell>
          <table:table-cell table:style-name="ce3" office:value-type="float" office:value="655322" calcext:value-type="float">
            <text:p>655322</text:p>
          </table:table-cell>
          <table:table-cell table:style-name="ce3" office:value-type="float" office:value="217536" calcext:value-type="float">
            <text:p>217536</text:p>
          </table:table-cell>
          <table:table-cell table:style-name="ce3" office:value-type="float" office:value="94888" calcext:value-type="float">
            <text:p>94888</text:p>
          </table:table-cell>
          <table:table-cell table:style-name="ce3" office:value-type="float" office:value="17989" calcext:value-type="float">
            <text:p>17989</text:p>
          </table:table-cell>
          <table:table-cell table:style-name="ce3" office:value-type="float" office:value="2545" calcext:value-type="float">
            <text:p>2545</text:p>
          </table:table-cell>
          <table:table-cell table:style-name="ce3" office:value-type="float" office:value="546" calcext:value-type="float">
            <text:p>546</text:p>
          </table:table-cell>
          <table:table-cell table:style-name="ce5" table:formula="of:=[.D26]/[.C26]" office:value-type="percentage" office:value="0.331952841503871" calcext:value-type="percentage">
            <text:p>33,20 %</text:p>
          </table:table-cell>
          <table:table-cell table:style-name="ce5" table:formula="of:=[.E26]/[.$D26]" office:value-type="percentage" office:value="0.436194468961459" calcext:value-type="percentage">
            <text:p>43,62 %</text:p>
          </table:table-cell>
          <table:table-cell table:style-name="ce5" table:formula="of:=[.F26]/[.$D26]" office:value-type="percentage" office:value="0.0826943586348926" calcext:value-type="percentage">
            <text:p>8,27 %</text:p>
          </table:table-cell>
          <table:table-cell table:style-name="ce5" table:formula="of:=[.G26]/[.$D26]" office:value-type="percentage" office:value="0.0116992130038247" calcext:value-type="percentage">
            <text:p>1,17 %</text:p>
          </table:table-cell>
          <table:table-cell table:style-name="ce5" table:formula="of:=[.H26]/[.$D26]" office:value-type="percentage" office:value="0.00250992939099735" calcext:value-type="percentage">
            <text:p>0,25 %</text:p>
          </table:table-cell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3" office:value-type="string" calcext:value-type="string">
            <text:p>Eure</text:p>
          </table:table-cell>
          <table:table-cell table:style-name="ce3" office:value-type="float" office:value="603229" calcext:value-type="float">
            <text:p>603229</text:p>
          </table:table-cell>
          <table:table-cell table:style-name="ce3" office:value-type="float" office:value="363276" calcext:value-type="float">
            <text:p>363276</text:p>
          </table:table-cell>
          <table:table-cell table:style-name="ce3" office:value-type="float" office:value="100556" calcext:value-type="float">
            <text:p>100556</text:p>
          </table:table-cell>
          <table:table-cell table:style-name="ce3" office:value-type="float" office:value="22716" calcext:value-type="float">
            <text:p>22716</text:p>
          </table:table-cell>
          <table:table-cell table:style-name="ce3" office:value-type="float" office:value="4514" calcext:value-type="float">
            <text:p>4514</text:p>
          </table:table-cell>
          <table:table-cell table:style-name="ce3" office:value-type="float" office:value="1279" calcext:value-type="float">
            <text:p>1279</text:p>
          </table:table-cell>
          <table:table-cell table:style-name="ce5" table:formula="of:=[.D27]/[.C27]" office:value-type="percentage" office:value="0.602219057770764" calcext:value-type="percentage">
            <text:p>60,22 %</text:p>
          </table:table-cell>
          <table:table-cell table:style-name="ce5" table:formula="of:=[.E27]/[.$D27]" office:value-type="percentage" office:value="0.276803312082274" calcext:value-type="percentage">
            <text:p>27,68 %</text:p>
          </table:table-cell>
          <table:table-cell table:style-name="ce5" table:formula="of:=[.F27]/[.$D27]" office:value-type="percentage" office:value="0.0625309681894758" calcext:value-type="percentage">
            <text:p>6,25 %</text:p>
          </table:table-cell>
          <table:table-cell table:style-name="ce5" table:formula="of:=[.G27]/[.$D27]" office:value-type="percentage" office:value="0.0124258139816558" calcext:value-type="percentage">
            <text:p>1,24 %</text:p>
          </table:table-cell>
          <table:table-cell table:style-name="ce5" table:formula="of:=[.H27]/[.$D27]" office:value-type="percentage" office:value="0.00352073905240093" calcext:value-type="percentage">
            <text:p>0,35 %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Eure-et-Loir</text:p>
          </table:table-cell>
          <table:table-cell office:value-type="float" office:value="592699" calcext:value-type="float">
            <text:p>592699</text:p>
          </table:table-cell>
          <table:table-cell office:value-type="float" office:value="445107" calcext:value-type="float">
            <text:p>445107</text:p>
          </table:table-cell>
          <table:table-cell office:value-type="float" office:value="71168" calcext:value-type="float">
            <text:p>71168</text:p>
          </table:table-cell>
          <table:table-cell office:value-type="float" office:value="12046" calcext:value-type="float">
            <text:p>12046</text:p>
          </table:table-cell>
          <table:table-cell office:value-type="float" office:value="1821" calcext:value-type="float">
            <text:p>1821</text:p>
          </table:table-cell>
          <table:table-cell office:value-type="float" office:value="396" calcext:value-type="float">
            <text:p>396</text:p>
          </table:table-cell>
          <table:table-cell table:formula="of:=[.D28]/[.C28]" office:value-type="percentage" office:value="0.750983214076622" calcext:value-type="percentage">
            <text:p>75,10 %</text:p>
          </table:table-cell>
          <table:table-cell table:formula="of:=[.E28]/[.$D28]" office:value-type="percentage" office:value="0.159889644512443" calcext:value-type="percentage">
            <text:p>15,99 %</text:p>
          </table:table-cell>
          <table:table-cell table:formula="of:=[.F28]/[.$D28]" office:value-type="percentage" office:value="0.0270631556007881" calcext:value-type="percentage">
            <text:p>2,71 %</text:p>
          </table:table-cell>
          <table:table-cell table:formula="of:=[.G28]/[.$D28]" office:value-type="percentage" office:value="0.00409115111647312" calcext:value-type="percentage">
            <text:p>0,41 %</text:p>
          </table:table-cell>
          <table:table-cell table:formula="of:=[.H28]/[.$D28]" office:value-type="percentage" office:value="0.000889673718903545" calcext:value-type="percentage">
            <text:p>0,09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Finistère</text:p>
          </table:table-cell>
          <table:table-cell office:value-type="float" office:value="678953" calcext:value-type="float">
            <text:p>678953</text:p>
          </table:table-cell>
          <table:table-cell office:value-type="float" office:value="383655" calcext:value-type="float">
            <text:p>383655</text:p>
          </table:table-cell>
          <table:table-cell office:value-type="float" office:value="184302" calcext:value-type="float">
            <text:p>184302</text:p>
          </table:table-cell>
          <table:table-cell office:value-type="float" office:value="36491" calcext:value-type="float">
            <text:p>36491</text:p>
          </table:table-cell>
          <table:table-cell office:value-type="float" office:value="5684" calcext:value-type="float">
            <text:p>5684</text:p>
          </table:table-cell>
          <table:table-cell office:value-type="float" office:value="1220" calcext:value-type="float">
            <text:p>1220</text:p>
          </table:table-cell>
          <table:table-cell table:formula="of:=[.D29]/[.C29]" office:value-type="percentage" office:value="0.565068568811096" calcext:value-type="percentage">
            <text:p>56,51 %</text:p>
          </table:table-cell>
          <table:table-cell table:formula="of:=[.E29]/[.$D29]" office:value-type="percentage" office:value="0.480384720647457" calcext:value-type="percentage">
            <text:p>48,04 %</text:p>
          </table:table-cell>
          <table:table-cell table:formula="of:=[.F29]/[.$D29]" office:value-type="percentage" office:value="0.095114099907469" calcext:value-type="percentage">
            <text:p>9,51 %</text:p>
          </table:table-cell>
          <table:table-cell table:formula="of:=[.G29]/[.$D29]" office:value-type="percentage" office:value="0.0148153940389152" calcext:value-type="percentage">
            <text:p>1,48 %</text:p>
          </table:table-cell>
          <table:table-cell table:formula="of:=[.H29]/[.$D29]" office:value-type="percentage" office:value="0.00317994031095646" calcext:value-type="percentage">
            <text:p>0,32 %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2A</text:p>
          </table:table-cell>
          <table:table-cell office:value-type="string" calcext:value-type="string">
            <text:p>Corse-du-Sud</text:p>
          </table:table-cell>
          <table:table-cell office:value-type="float" office:value="403663" calcext:value-type="float">
            <text:p>403663</text:p>
          </table:table-cell>
          <table:table-cell office:value-type="float" office:value="106078" calcext:value-type="float">
            <text:p>106078</text:p>
          </table:table-cell>
          <table:table-cell office:value-type="float" office:value="21719" calcext:value-type="float">
            <text:p>21719</text:p>
          </table:table-cell>
          <table:table-cell office:value-type="float" office:value="3937" calcext:value-type="float">
            <text:p>3937</text:p>
          </table:table-cell>
          <table:table-cell office:value-type="float" office:value="779" calcext:value-type="float">
            <text:p>779</text:p>
          </table:table-cell>
          <table:table-cell office:value-type="float" office:value="254" calcext:value-type="float">
            <text:p>254</text:p>
          </table:table-cell>
          <table:table-cell table:formula="of:=[.D30]/[.C30]" office:value-type="percentage" office:value="0.262788514181384" calcext:value-type="percentage">
            <text:p>26,28 %</text:p>
          </table:table-cell>
          <table:table-cell table:formula="of:=[.E30]/[.$D30]" office:value-type="percentage" office:value="0.204745564584551" calcext:value-type="percentage">
            <text:p>20,47 %</text:p>
          </table:table-cell>
          <table:table-cell table:formula="of:=[.F30]/[.$D30]" office:value-type="percentage" office:value="0.0371141989856521" calcext:value-type="percentage">
            <text:p>3,71 %</text:p>
          </table:table-cell>
          <table:table-cell table:formula="of:=[.G30]/[.$D30]" office:value-type="percentage" office:value="0.0073436527838006" calcext:value-type="percentage">
            <text:p>0,73 %</text:p>
          </table:table-cell>
          <table:table-cell table:formula="of:=[.H30]/[.$D30]" office:value-type="percentage" office:value="0.00239446445068723" calcext:value-type="percentage">
            <text:p>0,24 %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2B</text:p>
          </table:table-cell>
          <table:table-cell office:value-type="string" calcext:value-type="string">
            <text:p>Haute-Corse</text:p>
          </table:table-cell>
          <table:table-cell office:value-type="float" office:value="472058" calcext:value-type="float">
            <text:p>472058</text:p>
          </table:table-cell>
          <table:table-cell office:value-type="float" office:value="155852" calcext:value-type="float">
            <text:p>155852</text:p>
          </table:table-cell>
          <table:table-cell office:value-type="float" office:value="28811" calcext:value-type="float">
            <text:p>28811</text:p>
          </table:table-cell>
          <table:table-cell office:value-type="float" office:value="5156" calcext:value-type="float">
            <text:p>5156</text:p>
          </table:table-cell>
          <table:table-cell office:value-type="float" office:value="1015" calcext:value-type="float">
            <text:p>1015</text:p>
          </table:table-cell>
          <table:table-cell office:value-type="float" office:value="335" calcext:value-type="float">
            <text:p>335</text:p>
          </table:table-cell>
          <table:table-cell table:formula="of:=[.D31]/[.C31]" office:value-type="percentage" office:value="0.330154345440603" calcext:value-type="percentage">
            <text:p>33,02 %</text:p>
          </table:table-cell>
          <table:table-cell table:formula="of:=[.E31]/[.$D31]" office:value-type="percentage" office:value="0.184861278648975" calcext:value-type="percentage">
            <text:p>18,49 %</text:p>
          </table:table-cell>
          <table:table-cell table:formula="of:=[.F31]/[.$D31]" office:value-type="percentage" office:value="0.0330826681723687" calcext:value-type="percentage">
            <text:p>3,31 %</text:p>
          </table:table-cell>
          <table:table-cell table:formula="of:=[.G31]/[.$D31]" office:value-type="percentage" office:value="0.00651258886636039" calcext:value-type="percentage">
            <text:p>0,65 %</text:p>
          </table:table-cell>
          <table:table-cell table:formula="of:=[.H31]/[.$D31]" office:value-type="percentage" office:value="0.00214947514308446" calcext:value-type="percentage">
            <text:p>0,21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Gard</text:p>
          </table:table-cell>
          <table:table-cell office:value-type="float" office:value="587599" calcext:value-type="float">
            <text:p>587599</text:p>
          </table:table-cell>
          <table:table-cell office:value-type="float" office:value="174709" calcext:value-type="float">
            <text:p>174709</text:p>
          </table:table-cell>
          <table:table-cell office:value-type="float" office:value="50222" calcext:value-type="float">
            <text:p>50222</text:p>
          </table:table-cell>
          <table:table-cell office:value-type="float" office:value="9110" calcext:value-type="float">
            <text:p>9110</text:p>
          </table:table-cell>
          <table:table-cell office:value-type="float" office:value="1533" calcext:value-type="float">
            <text:p>1533</text:p>
          </table:table-cell>
          <table:table-cell office:value-type="float" office:value="405" calcext:value-type="float">
            <text:p>405</text:p>
          </table:table-cell>
          <table:table-cell table:formula="of:=[.D32]/[.C32]" office:value-type="percentage" office:value="0.297326918527771" calcext:value-type="percentage">
            <text:p>29,73 %</text:p>
          </table:table-cell>
          <table:table-cell table:formula="of:=[.E32]/[.$D32]" office:value-type="percentage" office:value="0.287460863493008" calcext:value-type="percentage">
            <text:p>28,75 %</text:p>
          </table:table-cell>
          <table:table-cell table:formula="of:=[.F32]/[.$D32]" office:value-type="percentage" office:value="0.0521438506316217" calcext:value-type="percentage">
            <text:p>5,21 %</text:p>
          </table:table-cell>
          <table:table-cell table:formula="of:=[.G32]/[.$D32]" office:value-type="percentage" office:value="0.00877459089113898" calcext:value-type="percentage">
            <text:p>0,88 %</text:p>
          </table:table-cell>
          <table:table-cell table:formula="of:=[.H32]/[.$D32]" office:value-type="percentage" office:value="0.00231814045069229" calcext:value-type="percentage">
            <text:p>0,23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Haute-Garonne</text:p>
          </table:table-cell>
          <table:table-cell office:value-type="float" office:value="636682" calcext:value-type="float">
            <text:p>636682</text:p>
          </table:table-cell>
          <table:table-cell office:value-type="float" office:value="353873" calcext:value-type="float">
            <text:p>353873</text:p>
          </table:table-cell>
          <table:table-cell office:value-type="float" office:value="138241" calcext:value-type="float">
            <text:p>138241</text:p>
          </table:table-cell>
          <table:table-cell office:value-type="float" office:value="24119" calcext:value-type="float">
            <text:p>24119</text:p>
          </table:table-cell>
          <table:table-cell office:value-type="float" office:value="3286" calcext:value-type="float">
            <text:p>3286</text:p>
          </table:table-cell>
          <table:table-cell office:value-type="float" office:value="673" calcext:value-type="float">
            <text:p>673</text:p>
          </table:table-cell>
          <table:table-cell table:formula="of:=[.D33]/[.C33]" office:value-type="percentage" office:value="0.555808080014827" calcext:value-type="percentage">
            <text:p>55,58 %</text:p>
          </table:table-cell>
          <table:table-cell table:formula="of:=[.E33]/[.$D33]" office:value-type="percentage" office:value="0.39065144840098" calcext:value-type="percentage">
            <text:p>39,07 %</text:p>
          </table:table-cell>
          <table:table-cell table:formula="of:=[.F33]/[.$D33]" office:value-type="percentage" office:value="0.0681572202456814" calcext:value-type="percentage">
            <text:p>6,82 %</text:p>
          </table:table-cell>
          <table:table-cell table:formula="of:=[.G33]/[.$D33]" office:value-type="percentage" office:value="0.00928581722821464" calcext:value-type="percentage">
            <text:p>0,93 %</text:p>
          </table:table-cell>
          <table:table-cell table:formula="of:=[.H33]/[.$D33]" office:value-type="percentage" office:value="0.00190181223207196" calcext:value-type="percentage">
            <text:p>0,19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Gers</text:p>
          </table:table-cell>
          <table:table-cell office:value-type="float" office:value="630347" calcext:value-type="float">
            <text:p>630347</text:p>
          </table:table-cell>
          <table:table-cell office:value-type="float" office:value="451443" calcext:value-type="float">
            <text:p>451443</text:p>
          </table:table-cell>
          <table:table-cell office:value-type="float" office:value="164310" calcext:value-type="float">
            <text:p>164310</text:p>
          </table:table-cell>
          <table:table-cell office:value-type="float" office:value="23212" calcext:value-type="float">
            <text:p>23212</text:p>
          </table:table-cell>
          <table:table-cell office:value-type="float" office:value="2736" calcext:value-type="float">
            <text:p>2736</text:p>
          </table:table-cell>
          <table:table-cell office:value-type="float" office:value="538" calcext:value-type="float">
            <text:p>538</text:p>
          </table:table-cell>
          <table:table-cell table:formula="of:=[.D34]/[.C34]" office:value-type="percentage" office:value="0.716181722130826" calcext:value-type="percentage">
            <text:p>71,62 %</text:p>
          </table:table-cell>
          <table:table-cell table:formula="of:=[.E34]/[.$D34]" office:value-type="percentage" office:value="0.363966215003887" calcext:value-type="percentage">
            <text:p>36,40 %</text:p>
          </table:table-cell>
          <table:table-cell table:formula="of:=[.F34]/[.$D34]" office:value-type="percentage" office:value="0.0514173439393235" calcext:value-type="percentage">
            <text:p>5,14 %</text:p>
          </table:table-cell>
          <table:table-cell table:formula="of:=[.G34]/[.$D34]" office:value-type="percentage" office:value="0.00606056578571381" calcext:value-type="percentage">
            <text:p>0,61 %</text:p>
          </table:table-cell>
          <table:table-cell table:formula="of:=[.H34]/[.$D34]" office:value-type="percentage" office:value="0.00119173406166448" calcext:value-type="percentage">
            <text:p>0,1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Gironde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193222" calcext:value-type="float">
            <text:p>193222</text:p>
          </table:table-cell>
          <table:table-cell office:value-type="float" office:value="80653" calcext:value-type="float">
            <text:p>80653</text:p>
          </table:table-cell>
          <table:table-cell office:value-type="float" office:value="15297" calcext:value-type="float">
            <text:p>15297</text:p>
          </table:table-cell>
          <table:table-cell office:value-type="float" office:value="2332" calcext:value-type="float">
            <text:p>2332</text:p>
          </table:table-cell>
          <table:table-cell office:value-type="float" office:value="530" calcext:value-type="float">
            <text:p>530</text:p>
          </table:table-cell>
          <table:table-cell table:formula="of:=[.D35]/[.C35]" office:value-type="percentage" office:value="0.191738138545794" calcext:value-type="percentage">
            <text:p>19,17 %</text:p>
          </table:table-cell>
          <table:table-cell table:formula="of:=[.E35]/[.$D35]" office:value-type="percentage" office:value="0.417411060852284" calcext:value-type="percentage">
            <text:p>41,74 %</text:p>
          </table:table-cell>
          <table:table-cell table:formula="of:=[.F35]/[.$D35]" office:value-type="percentage" office:value="0.0791680036434775" calcext:value-type="percentage">
            <text:p>7,92 %</text:p>
          </table:table-cell>
          <table:table-cell table:formula="of:=[.G35]/[.$D35]" office:value-type="percentage" office:value="0.0120690190558011" calcext:value-type="percentage">
            <text:p>1,21 %</text:p>
          </table:table-cell>
          <table:table-cell table:formula="of:=[.H35]/[.$D35]" office:value-type="percentage" office:value="0.00274295887631843" calcext:value-type="percentage">
            <text:p>0,27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Hérault</text:p>
          </table:table-cell>
          <table:table-cell office:value-type="float" office:value="623664" calcext:value-type="float">
            <text:p>623664</text:p>
          </table:table-cell>
          <table:table-cell office:value-type="float" office:value="187551" calcext:value-type="float">
            <text:p>187551</text:p>
          </table:table-cell>
          <table:table-cell office:value-type="float" office:value="52262" calcext:value-type="float">
            <text:p>52262</text:p>
          </table:table-cell>
          <table:table-cell office:value-type="float" office:value="8636" calcext:value-type="float">
            <text:p>8636</text:p>
          </table:table-cell>
          <table:table-cell office:value-type="float" office:value="1419" calcext:value-type="float">
            <text:p>1419</text:p>
          </table:table-cell>
          <table:table-cell office:value-type="float" office:value="371" calcext:value-type="float">
            <text:p>371</text:p>
          </table:table-cell>
          <table:table-cell table:formula="of:=[.D36]/[.C36]" office:value-type="percentage" office:value="0.300724428538444" calcext:value-type="percentage">
            <text:p>30,07 %</text:p>
          </table:table-cell>
          <table:table-cell table:formula="of:=[.E36]/[.$D36]" office:value-type="percentage" office:value="0.278654872541335" calcext:value-type="percentage">
            <text:p>27,87 %</text:p>
          </table:table-cell>
          <table:table-cell table:formula="of:=[.F36]/[.$D36]" office:value-type="percentage" office:value="0.0460461421160111" calcext:value-type="percentage">
            <text:p>4,60 %</text:p>
          </table:table-cell>
          <table:table-cell table:formula="of:=[.G36]/[.$D36]" office:value-type="percentage" office:value="0.00756594206375866" calcext:value-type="percentage">
            <text:p>0,76 %</text:p>
          </table:table-cell>
          <table:table-cell table:formula="of:=[.H36]/[.$D36]" office:value-type="percentage" office:value="0.0019781286156832" calcext:value-type="percentage">
            <text:p>0,2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Ille-et-Vilaine</text:p>
          </table:table-cell>
          <table:table-cell office:value-type="float" office:value="683486" calcext:value-type="float">
            <text:p>683486</text:p>
          </table:table-cell>
          <table:table-cell office:value-type="float" office:value="442096" calcext:value-type="float">
            <text:p>442096</text:p>
          </table:table-cell>
          <table:table-cell office:value-type="float" office:value="198743" calcext:value-type="float">
            <text:p>198743</text:p>
          </table:table-cell>
          <table:table-cell office:value-type="float" office:value="35083" calcext:value-type="float">
            <text:p>35083</text:p>
          </table:table-cell>
          <table:table-cell office:value-type="float" office:value="5364" calcext:value-type="float">
            <text:p>5364</text:p>
          </table:table-cell>
          <table:table-cell office:value-type="float" office:value="1180" calcext:value-type="float">
            <text:p>1180</text:p>
          </table:table-cell>
          <table:table-cell table:formula="of:=[.D37]/[.C37]" office:value-type="percentage" office:value="0.646825245871898" calcext:value-type="percentage">
            <text:p>64,68 %</text:p>
          </table:table-cell>
          <table:table-cell table:formula="of:=[.E37]/[.$D37]" office:value-type="percentage" office:value="0.449547157178531" calcext:value-type="percentage">
            <text:p>44,95 %</text:p>
          </table:table-cell>
          <table:table-cell table:formula="of:=[.F37]/[.$D37]" office:value-type="percentage" office:value="0.0793560674604611" calcext:value-type="percentage">
            <text:p>7,94 %</text:p>
          </table:table-cell>
          <table:table-cell table:formula="of:=[.G37]/[.$D37]" office:value-type="percentage" office:value="0.0121331113604285" calcext:value-type="percentage">
            <text:p>1,21 %</text:p>
          </table:table-cell>
          <table:table-cell table:formula="of:=[.H37]/[.$D37]" office:value-type="percentage" office:value="0.00266910354312186" calcext:value-type="percentage">
            <text:p>0,27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Indre</text:p>
          </table:table-cell>
          <table:table-cell office:value-type="float" office:value="688600" calcext:value-type="float">
            <text:p>688600</text:p>
          </table:table-cell>
          <table:table-cell office:value-type="float" office:value="447091" calcext:value-type="float">
            <text:p>447091</text:p>
          </table:table-cell>
          <table:table-cell office:value-type="float" office:value="87814" calcext:value-type="float">
            <text:p>87814</text:p>
          </table:table-cell>
          <table:table-cell office:value-type="float" office:value="13360" calcext:value-type="float">
            <text:p>13360</text:p>
          </table:table-cell>
          <table:table-cell office:value-type="float" office:value="1960" calcext:value-type="float">
            <text:p>1960</text:p>
          </table:table-cell>
          <table:table-cell office:value-type="float" office:value="453" calcext:value-type="float">
            <text:p>453</text:p>
          </table:table-cell>
          <table:table-cell table:formula="of:=[.D38]/[.C38]" office:value-type="percentage" office:value="0.649275341272146" calcext:value-type="percentage">
            <text:p>64,93 %</text:p>
          </table:table-cell>
          <table:table-cell table:formula="of:=[.E38]/[.$D38]" office:value-type="percentage" office:value="0.196411916142351" calcext:value-type="percentage">
            <text:p>19,64 %</text:p>
          </table:table-cell>
          <table:table-cell table:formula="of:=[.F38]/[.$D38]" office:value-type="percentage" office:value="0.0298820598043799" calcext:value-type="percentage">
            <text:p>2,99 %</text:p>
          </table:table-cell>
          <table:table-cell table:formula="of:=[.G38]/[.$D38]" office:value-type="percentage" office:value="0.00438389500124136" calcext:value-type="percentage">
            <text:p>0,44 %</text:p>
          </table:table-cell>
          <table:table-cell table:formula="of:=[.H38]/[.$D38]" office:value-type="percentage" office:value="0.00101321654875629" calcext:value-type="percentage">
            <text:p>0,1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Indre-et-Loire</text:p>
          </table:table-cell>
          <table:table-cell office:value-type="float" office:value="614716" calcext:value-type="float">
            <text:p>614716</text:p>
          </table:table-cell>
          <table:table-cell office:value-type="float" office:value="330090" calcext:value-type="float">
            <text:p>330090</text:p>
          </table:table-cell>
          <table:table-cell office:value-type="float" office:value="95982" calcext:value-type="float">
            <text:p>95982</text:p>
          </table:table-cell>
          <table:table-cell office:value-type="float" office:value="15142" calcext:value-type="float">
            <text:p>15142</text:p>
          </table:table-cell>
          <table:table-cell office:value-type="float" office:value="2111" calcext:value-type="float">
            <text:p>2111</text:p>
          </table:table-cell>
          <table:table-cell office:value-type="float" office:value="445" calcext:value-type="float">
            <text:p>445</text:p>
          </table:table-cell>
          <table:table-cell table:formula="of:=[.D39]/[.C39]" office:value-type="percentage" office:value="0.536979678420604" calcext:value-type="percentage">
            <text:p>53,70 %</text:p>
          </table:table-cell>
          <table:table-cell table:formula="of:=[.E39]/[.$D39]" office:value-type="percentage" office:value="0.290775243115514" calcext:value-type="percentage">
            <text:p>29,08 %</text:p>
          </table:table-cell>
          <table:table-cell table:formula="of:=[.F39]/[.$D39]" office:value-type="percentage" office:value="0.0458723378472538" calcext:value-type="percentage">
            <text:p>4,59 %</text:p>
          </table:table-cell>
          <table:table-cell table:formula="of:=[.G39]/[.$D39]" office:value-type="percentage" office:value="0.00639522554454846" calcext:value-type="percentage">
            <text:p>0,64 %</text:p>
          </table:table-cell>
          <table:table-cell table:formula="of:=[.H39]/[.$D39]" office:value-type="percentage" office:value="0.00134811718016299" calcext:value-type="percentage">
            <text:p>0,13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Isère</text:p>
          </table:table-cell>
          <table:table-cell office:value-type="float" office:value="786722" calcext:value-type="float">
            <text:p>786722</text:p>
          </table:table-cell>
          <table:table-cell office:value-type="float" office:value="292916" calcext:value-type="float">
            <text:p>292916</text:p>
          </table:table-cell>
          <table:table-cell office:value-type="float" office:value="106860" calcext:value-type="float">
            <text:p>106860</text:p>
          </table:table-cell>
          <table:table-cell office:value-type="float" office:value="24117" calcext:value-type="float">
            <text:p>24117</text:p>
          </table:table-cell>
          <table:table-cell office:value-type="float" office:value="3907" calcext:value-type="float">
            <text:p>3907</text:p>
          </table:table-cell>
          <table:table-cell office:value-type="float" office:value="843" calcext:value-type="float">
            <text:p>843</text:p>
          </table:table-cell>
          <table:table-cell table:formula="of:=[.D40]/[.C40]" office:value-type="percentage" office:value="0.372324658519782" calcext:value-type="percentage">
            <text:p>37,23 %</text:p>
          </table:table-cell>
          <table:table-cell table:formula="of:=[.E40]/[.$D40]" office:value-type="percentage" office:value="0.364814486064264" calcext:value-type="percentage">
            <text:p>36,48 %</text:p>
          </table:table-cell>
          <table:table-cell table:formula="of:=[.F40]/[.$D40]" office:value-type="percentage" office:value="0.0823341845443745" calcext:value-type="percentage">
            <text:p>8,23 %</text:p>
          </table:table-cell>
          <table:table-cell table:formula="of:=[.G40]/[.$D40]" office:value-type="percentage" office:value="0.0133382949377979" calcext:value-type="percentage">
            <text:p>1,33 %</text:p>
          </table:table-cell>
          <table:table-cell table:formula="of:=[.H40]/[.$D40]" office:value-type="percentage" office:value="0.00287795818596458" calcext:value-type="percentage">
            <text:p>0,29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Jura</text:p>
          </table:table-cell>
          <table:table-cell office:value-type="float" office:value="503960" calcext:value-type="float">
            <text:p>503960</text:p>
          </table:table-cell>
          <table:table-cell office:value-type="float" office:value="191673" calcext:value-type="float">
            <text:p>191673</text:p>
          </table:table-cell>
          <table:table-cell office:value-type="float" office:value="45983" calcext:value-type="float">
            <text:p>45983</text:p>
          </table:table-cell>
          <table:table-cell office:value-type="float" office:value="9157" calcext:value-type="float">
            <text:p>9157</text:p>
          </table:table-cell>
          <table:table-cell office:value-type="float" office:value="1484" calcext:value-type="float">
            <text:p>1484</text:p>
          </table:table-cell>
          <table:table-cell office:value-type="float" office:value="319" calcext:value-type="float">
            <text:p>319</text:p>
          </table:table-cell>
          <table:table-cell table:formula="of:=[.D41]/[.C41]" office:value-type="percentage" office:value="0.380333756647353" calcext:value-type="percentage">
            <text:p>38,03 %</text:p>
          </table:table-cell>
          <table:table-cell table:formula="of:=[.E41]/[.$D41]" office:value-type="percentage" office:value="0.2399033771058" calcext:value-type="percentage">
            <text:p>23,99 %</text:p>
          </table:table-cell>
          <table:table-cell table:formula="of:=[.F41]/[.$D41]" office:value-type="percentage" office:value="0.0477740735523522" calcext:value-type="percentage">
            <text:p>4,78 %</text:p>
          </table:table-cell>
          <table:table-cell table:formula="of:=[.G41]/[.$D41]" office:value-type="percentage" office:value="0.00774235286138371" calcext:value-type="percentage">
            <text:p>0,77 %</text:p>
          </table:table-cell>
          <table:table-cell table:formula="of:=[.H41]/[.$D41]" office:value-type="percentage" office:value="0.00166429283206294" calcext:value-type="percentage">
            <text:p>0,17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Landes</text:p>
          </table:table-cell>
          <table:table-cell office:value-type="float" office:value="935594" calcext:value-type="float">
            <text:p>935594</text:p>
          </table:table-cell>
          <table:table-cell office:value-type="float" office:value="213371" calcext:value-type="float">
            <text:p>213371</text:p>
          </table:table-cell>
          <table:table-cell office:value-type="float" office:value="83484" calcext:value-type="float">
            <text:p>83484</text:p>
          </table:table-cell>
          <table:table-cell office:value-type="float" office:value="16303" calcext:value-type="float">
            <text:p>16303</text:p>
          </table:table-cell>
          <table:table-cell office:value-type="float" office:value="2491" calcext:value-type="float">
            <text:p>2491</text:p>
          </table:table-cell>
          <table:table-cell office:value-type="float" office:value="628" calcext:value-type="float">
            <text:p>628</text:p>
          </table:table-cell>
          <table:table-cell table:formula="of:=[.D42]/[.C42]" office:value-type="percentage" office:value="0.228059393283839" calcext:value-type="percentage">
            <text:p>22,81 %</text:p>
          </table:table-cell>
          <table:table-cell table:formula="of:=[.E42]/[.$D42]" office:value-type="percentage" office:value="0.391262167773502" calcext:value-type="percentage">
            <text:p>39,13 %</text:p>
          </table:table-cell>
          <table:table-cell table:formula="of:=[.F42]/[.$D42]" office:value-type="percentage" office:value="0.0764068219205047" calcext:value-type="percentage">
            <text:p>7,64 %</text:p>
          </table:table-cell>
          <table:table-cell table:formula="of:=[.G42]/[.$D42]" office:value-type="percentage" office:value="0.0116745012208782" calcext:value-type="percentage">
            <text:p>1,17 %</text:p>
          </table:table-cell>
          <table:table-cell table:formula="of:=[.H42]/[.$D42]" office:value-type="percentage" office:value="0.00294323033589382" calcext:value-type="percentage">
            <text:p>0,29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Loir-et-Cher</text:p>
          </table:table-cell>
          <table:table-cell office:value-type="float" office:value="641227" calcext:value-type="float">
            <text:p>641227</text:p>
          </table:table-cell>
          <table:table-cell office:value-type="float" office:value="285971" calcext:value-type="float">
            <text:p>285971</text:p>
          </table:table-cell>
          <table:table-cell office:value-type="float" office:value="64852" calcext:value-type="float">
            <text:p>64852</text:p>
          </table:table-cell>
          <table:table-cell office:value-type="float" office:value="10261" calcext:value-type="float">
            <text:p>10261</text:p>
          </table:table-cell>
          <table:table-cell office:value-type="float" office:value="1488" calcext:value-type="float">
            <text:p>1488</text:p>
          </table:table-cell>
          <table:table-cell office:value-type="float" office:value="334" calcext:value-type="float">
            <text:p>334</text:p>
          </table:table-cell>
          <table:table-cell table:formula="of:=[.D43]/[.C43]" office:value-type="percentage" office:value="0.445974670436523" calcext:value-type="percentage">
            <text:p>44,60 %</text:p>
          </table:table-cell>
          <table:table-cell table:formula="of:=[.E43]/[.$D43]" office:value-type="percentage" office:value="0.226778239751583" calcext:value-type="percentage">
            <text:p>22,68 %</text:p>
          </table:table-cell>
          <table:table-cell table:formula="of:=[.F43]/[.$D43]" office:value-type="percentage" office:value="0.0358812606872725" calcext:value-type="percentage">
            <text:p>3,59 %</text:p>
          </table:table-cell>
          <table:table-cell table:formula="of:=[.G43]/[.$D43]" office:value-type="percentage" office:value="0.00520332481265583" calcext:value-type="percentage">
            <text:p>0,52 %</text:p>
          </table:table-cell>
          <table:table-cell table:formula="of:=[.H43]/[.$D43]" office:value-type="percentage" office:value="0.00116795059638914" calcext:value-type="percentage">
            <text:p>0,1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Loire</text:p>
          </table:table-cell>
          <table:table-cell office:value-type="float" office:value="479654" calcext:value-type="float">
            <text:p>479654</text:p>
          </table:table-cell>
          <table:table-cell office:value-type="float" office:value="229836" calcext:value-type="float">
            <text:p>229836</text:p>
          </table:table-cell>
          <table:table-cell office:value-type="float" office:value="107218" calcext:value-type="float">
            <text:p>107218</text:p>
          </table:table-cell>
          <table:table-cell office:value-type="float" office:value="21423" calcext:value-type="float">
            <text:p>21423</text:p>
          </table:table-cell>
          <table:table-cell office:value-type="float" office:value="3457" calcext:value-type="float">
            <text:p>3457</text:p>
          </table:table-cell>
          <table:table-cell office:value-type="float" office:value="797" calcext:value-type="float">
            <text:p>797</text:p>
          </table:table-cell>
          <table:table-cell table:formula="of:=[.D44]/[.C44]" office:value-type="percentage" office:value="0.479170401998107" calcext:value-type="percentage">
            <text:p>47,92 %</text:p>
          </table:table-cell>
          <table:table-cell table:formula="of:=[.E44]/[.$D44]" office:value-type="percentage" office:value="0.466497850641327" calcext:value-type="percentage">
            <text:p>46,65 %</text:p>
          </table:table-cell>
          <table:table-cell table:formula="of:=[.F44]/[.$D44]" office:value-type="percentage" office:value="0.0932099410014097" calcext:value-type="percentage">
            <text:p>9,32 %</text:p>
          </table:table-cell>
          <table:table-cell table:formula="of:=[.G44]/[.$D44]" office:value-type="percentage" office:value="0.0150411597834978" calcext:value-type="percentage">
            <text:p>1,50 %</text:p>
          </table:table-cell>
          <table:table-cell table:formula="of:=[.H44]/[.$D44]" office:value-type="percentage" office:value="0.00346769000504708" calcext:value-type="percentage">
            <text:p>0,3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Haute-Loire</text:p>
          </table:table-cell>
          <table:table-cell office:value-type="float" office:value="499706" calcext:value-type="float">
            <text:p>499706</text:p>
          </table:table-cell>
          <table:table-cell office:value-type="float" office:value="231906" calcext:value-type="float">
            <text:p>231906</text:p>
          </table:table-cell>
          <table:table-cell office:value-type="float" office:value="70353" calcext:value-type="float">
            <text:p>70353</text:p>
          </table:table-cell>
          <table:table-cell office:value-type="float" office:value="14312" calcext:value-type="float">
            <text:p>14312</text:p>
          </table:table-cell>
          <table:table-cell office:value-type="float" office:value="2459" calcext:value-type="float">
            <text:p>2459</text:p>
          </table:table-cell>
          <table:table-cell office:value-type="float" office:value="571" calcext:value-type="float">
            <text:p>571</text:p>
          </table:table-cell>
          <table:table-cell table:formula="of:=[.D45]/[.C45]" office:value-type="percentage" office:value="0.464084881910563" calcext:value-type="percentage">
            <text:p>46,41 %</text:p>
          </table:table-cell>
          <table:table-cell table:formula="of:=[.E45]/[.$D45]" office:value-type="percentage" office:value="0.303368606245634" calcext:value-type="percentage">
            <text:p>30,34 %</text:p>
          </table:table-cell>
          <table:table-cell table:formula="of:=[.F45]/[.$D45]" office:value-type="percentage" office:value="0.0617146602502738" calcext:value-type="percentage">
            <text:p>6,17 %</text:p>
          </table:table-cell>
          <table:table-cell table:formula="of:=[.G45]/[.$D45]" office:value-type="percentage" office:value="0.0106034341500436" calcext:value-type="percentage">
            <text:p>1,06 %</text:p>
          </table:table-cell>
          <table:table-cell table:formula="of:=[.H45]/[.$D45]" office:value-type="percentage" office:value="0.00246220451389787" calcext:value-type="percentage">
            <text:p>0,2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Loire-Atlantique</text:p>
          </table:table-cell>
          <table:table-cell office:value-type="float" office:value="699028" calcext:value-type="float">
            <text:p>699028</text:p>
          </table:table-cell>
          <table:table-cell office:value-type="float" office:value="409618" calcext:value-type="float">
            <text:p>409618</text:p>
          </table:table-cell>
          <table:table-cell office:value-type="float" office:value="129162" calcext:value-type="float">
            <text:p>129162</text:p>
          </table:table-cell>
          <table:table-cell office:value-type="float" office:value="21146" calcext:value-type="float">
            <text:p>21146</text:p>
          </table:table-cell>
          <table:table-cell office:value-type="float" office:value="2928" calcext:value-type="float">
            <text:p>2928</text:p>
          </table:table-cell>
          <table:table-cell office:value-type="float" office:value="601" calcext:value-type="float">
            <text:p>601</text:p>
          </table:table-cell>
          <table:table-cell table:formula="of:=[.D46]/[.C46]" office:value-type="percentage" office:value="0.585982249638069" calcext:value-type="percentage">
            <text:p>58,60 %</text:p>
          </table:table-cell>
          <table:table-cell table:formula="of:=[.E46]/[.$D46]" office:value-type="percentage" office:value="0.315323057092218" calcext:value-type="percentage">
            <text:p>31,53 %</text:p>
          </table:table-cell>
          <table:table-cell table:formula="of:=[.F46]/[.$D46]" office:value-type="percentage" office:value="0.0516237079425221" calcext:value-type="percentage">
            <text:p>5,16 %</text:p>
          </table:table-cell>
          <table:table-cell table:formula="of:=[.G46]/[.$D46]" office:value-type="percentage" office:value="0.00714812337348456" calcext:value-type="percentage">
            <text:p>0,71 %</text:p>
          </table:table-cell>
          <table:table-cell table:formula="of:=[.H46]/[.$D46]" office:value-type="percentage" office:value="0.00146722067877876" calcext:value-type="percentage">
            <text:p>0,1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Loiret</text:p>
          </table:table-cell>
          <table:table-cell office:value-type="float" office:value="680368" calcext:value-type="float">
            <text:p>680368</text:p>
          </table:table-cell>
          <table:table-cell office:value-type="float" office:value="353373" calcext:value-type="float">
            <text:p>353373</text:p>
          </table:table-cell>
          <table:table-cell office:value-type="float" office:value="73947" calcext:value-type="float">
            <text:p>73947</text:p>
          </table:table-cell>
          <table:table-cell office:value-type="float" office:value="12525" calcext:value-type="float">
            <text:p>12525</text:p>
          </table:table-cell>
          <table:table-cell office:value-type="float" office:value="1831" calcext:value-type="float">
            <text:p>1831</text:p>
          </table:table-cell>
          <table:table-cell office:value-type="float" office:value="385" calcext:value-type="float">
            <text:p>385</text:p>
          </table:table-cell>
          <table:table-cell table:formula="of:=[.D47]/[.C47]" office:value-type="percentage" office:value="0.51938509747666" calcext:value-type="percentage">
            <text:p>51,94 %</text:p>
          </table:table-cell>
          <table:table-cell table:formula="of:=[.E47]/[.$D47]" office:value-type="percentage" office:value="0.209260469815181" calcext:value-type="percentage">
            <text:p>20,93 %</text:p>
          </table:table-cell>
          <table:table-cell table:formula="of:=[.F47]/[.$D47]" office:value-type="percentage" office:value="0.0354441341019263" calcext:value-type="percentage">
            <text:p>3,54 %</text:p>
          </table:table-cell>
          <table:table-cell table:formula="of:=[.G47]/[.$D47]" office:value-type="percentage" office:value="0.00518149377569877" calcext:value-type="percentage">
            <text:p>0,52 %</text:p>
          </table:table-cell>
          <table:table-cell table:formula="of:=[.H47]/[.$D47]" office:value-type="percentage" office:value="0.00108950032967997" calcext:value-type="percentage">
            <text:p>0,11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Lot</text:p>
          </table:table-cell>
          <table:table-cell office:value-type="float" office:value="522185" calcext:value-type="float">
            <text:p>522185</text:p>
          </table:table-cell>
          <table:table-cell office:value-type="float" office:value="232987" calcext:value-type="float">
            <text:p>232987</text:p>
          </table:table-cell>
          <table:table-cell office:value-type="float" office:value="102985" calcext:value-type="float">
            <text:p>102985</text:p>
          </table:table-cell>
          <table:table-cell office:value-type="float" office:value="20504" calcext:value-type="float">
            <text:p>20504</text:p>
          </table:table-cell>
          <table:table-cell office:value-type="float" office:value="3513" calcext:value-type="float">
            <text:p>3513</text:p>
          </table:table-cell>
          <table:table-cell office:value-type="float" office:value="896" calcext:value-type="float">
            <text:p>896</text:p>
          </table:table-cell>
          <table:table-cell table:formula="of:=[.D48]/[.C48]" office:value-type="percentage" office:value="0.44617712113523" calcext:value-type="percentage">
            <text:p>44,62 %</text:p>
          </table:table-cell>
          <table:table-cell table:formula="of:=[.E48]/[.$D48]" office:value-type="percentage" office:value="0.442020370235249" calcext:value-type="percentage">
            <text:p>44,20 %</text:p>
          </table:table-cell>
          <table:table-cell table:formula="of:=[.F48]/[.$D48]" office:value-type="percentage" office:value="0.0880049101452012" calcext:value-type="percentage">
            <text:p>8,80 %</text:p>
          </table:table-cell>
          <table:table-cell table:formula="of:=[.G48]/[.$D48]" office:value-type="percentage" office:value="0.0150780944859584" calcext:value-type="percentage">
            <text:p>1,51 %</text:p>
          </table:table-cell>
          <table:table-cell table:formula="of:=[.H48]/[.$D48]" office:value-type="percentage" office:value="0.00384570812963813" calcext:value-type="percentage">
            <text:p>0,38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Lot-et-Garonne</text:p>
          </table:table-cell>
          <table:table-cell office:value-type="float" office:value="538274" calcext:value-type="float">
            <text:p>538274</text:p>
          </table:table-cell>
          <table:table-cell office:value-type="float" office:value="277751" calcext:value-type="float">
            <text:p>277751</text:p>
          </table:table-cell>
          <table:table-cell office:value-type="float" office:value="137879" calcext:value-type="float">
            <text:p>137879</text:p>
          </table:table-cell>
          <table:table-cell office:value-type="float" office:value="23030" calcext:value-type="float">
            <text:p>23030</text:p>
          </table:table-cell>
          <table:table-cell office:value-type="float" office:value="3142" calcext:value-type="float">
            <text:p>3142</text:p>
          </table:table-cell>
          <table:table-cell office:value-type="float" office:value="689" calcext:value-type="float">
            <text:p>689</text:p>
          </table:table-cell>
          <table:table-cell table:formula="of:=[.D49]/[.C49]" office:value-type="percentage" office:value="0.516003002188477" calcext:value-type="percentage">
            <text:p>51,60 %</text:p>
          </table:table-cell>
          <table:table-cell table:formula="of:=[.E49]/[.$D49]" office:value-type="percentage" office:value="0.496412254141299" calcext:value-type="percentage">
            <text:p>49,64 %</text:p>
          </table:table-cell>
          <table:table-cell table:formula="of:=[.F49]/[.$D49]" office:value-type="percentage" office:value="0.082915993101735" calcext:value-type="percentage">
            <text:p>8,29 %</text:p>
          </table:table-cell>
          <table:table-cell table:formula="of:=[.G49]/[.$D49]" office:value-type="percentage" office:value="0.0113122905048047" calcext:value-type="percentage">
            <text:p>1,13 %</text:p>
          </table:table-cell>
          <table:table-cell table:formula="of:=[.H49]/[.$D49]" office:value-type="percentage" office:value="0.00248063913361248" calcext:value-type="percentage">
            <text:p>0,2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Lozère</text:p>
          </table:table-cell>
          <table:table-cell office:value-type="float" office:value="517152" calcext:value-type="float">
            <text:p>517152</text:p>
          </table:table-cell>
          <table:table-cell office:value-type="float" office:value="296089" calcext:value-type="float">
            <text:p>296089</text:p>
          </table:table-cell>
          <table:table-cell office:value-type="float" office:value="39663" calcext:value-type="float">
            <text:p>39663</text:p>
          </table:table-cell>
          <table:table-cell office:value-type="float" office:value="7524" calcext:value-type="float">
            <text:p>7524</text:p>
          </table:table-cell>
          <table:table-cell office:value-type="float" office:value="1437" calcext:value-type="float">
            <text:p>1437</text:p>
          </table:table-cell>
          <table:table-cell office:value-type="float" office:value="404" calcext:value-type="float">
            <text:p>404</text:p>
          </table:table-cell>
          <table:table-cell table:formula="of:=[.D50]/[.C50]" office:value-type="percentage" office:value="0.572537667842336" calcext:value-type="percentage">
            <text:p>57,25 %</text:p>
          </table:table-cell>
          <table:table-cell table:formula="of:=[.E50]/[.$D50]" office:value-type="percentage" office:value="0.133956344207316" calcext:value-type="percentage">
            <text:p>13,40 %</text:p>
          </table:table-cell>
          <table:table-cell table:formula="of:=[.F50]/[.$D50]" office:value-type="percentage" office:value="0.0254112783656265" calcext:value-type="percentage">
            <text:p>2,54 %</text:p>
          </table:table-cell>
          <table:table-cell table:formula="of:=[.G50]/[.$D50]" office:value-type="percentage" office:value="0.00485327046935212" calcext:value-type="percentage">
            <text:p>0,49 %</text:p>
          </table:table-cell>
          <table:table-cell table:formula="of:=[.H50]/[.$D50]" office:value-type="percentage" office:value="0.00136445460655411" calcext:value-type="percentage">
            <text:p>0,14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Maine-et-Loire</text:p>
          </table:table-cell>
          <table:table-cell office:value-type="float" office:value="716058" calcext:value-type="float">
            <text:p>716058</text:p>
          </table:table-cell>
          <table:table-cell office:value-type="float" office:value="451241" calcext:value-type="float">
            <text:p>451241</text:p>
          </table:table-cell>
          <table:table-cell office:value-type="float" office:value="161552" calcext:value-type="float">
            <text:p>161552</text:p>
          </table:table-cell>
          <table:table-cell office:value-type="float" office:value="26723" calcext:value-type="float">
            <text:p>26723</text:p>
          </table:table-cell>
          <table:table-cell office:value-type="float" office:value="4010" calcext:value-type="float">
            <text:p>4010</text:p>
          </table:table-cell>
          <table:table-cell office:value-type="float" office:value="922" calcext:value-type="float">
            <text:p>922</text:p>
          </table:table-cell>
          <table:table-cell table:formula="of:=[.D51]/[.C51]" office:value-type="percentage" office:value="0.63017381273584" calcext:value-type="percentage">
            <text:p>63,02 %</text:p>
          </table:table-cell>
          <table:table-cell table:formula="of:=[.E51]/[.$D51]" office:value-type="percentage" office:value="0.358017112806682" calcext:value-type="percentage">
            <text:p>35,80 %</text:p>
          </table:table-cell>
          <table:table-cell table:formula="of:=[.F51]/[.$D51]" office:value-type="percentage" office:value="0.059221125739904" calcext:value-type="percentage">
            <text:p>5,92 %</text:p>
          </table:table-cell>
          <table:table-cell table:formula="of:=[.G51]/[.$D51]" office:value-type="percentage" office:value="0.00888660383254181" calcext:value-type="percentage">
            <text:p>0,89 %</text:p>
          </table:table-cell>
          <table:table-cell table:formula="of:=[.H51]/[.$D51]" office:value-type="percentage" office:value="0.00204325404828019" calcext:value-type="percentage">
            <text:p>0,2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anche</text:p>
          </table:table-cell>
          <table:table-cell office:value-type="float" office:value="603926" calcext:value-type="float">
            <text:p>603926</text:p>
          </table:table-cell>
          <table:table-cell office:value-type="float" office:value="419042" calcext:value-type="float">
            <text:p>419042</text:p>
          </table:table-cell>
          <table:table-cell office:value-type="float" office:value="206548" calcext:value-type="float">
            <text:p>206548</text:p>
          </table:table-cell>
          <table:table-cell office:value-type="float" office:value="42613" calcext:value-type="float">
            <text:p>42613</text:p>
          </table:table-cell>
          <table:table-cell office:value-type="float" office:value="8149" calcext:value-type="float">
            <text:p>8149</text:p>
          </table:table-cell>
          <table:table-cell office:value-type="float" office:value="2153" calcext:value-type="float">
            <text:p>2153</text:p>
          </table:table-cell>
          <table:table-cell table:formula="of:=[.D52]/[.C52]" office:value-type="percentage" office:value="0.693863155419704" calcext:value-type="percentage">
            <text:p>69,39 %</text:p>
          </table:table-cell>
          <table:table-cell table:formula="of:=[.E52]/[.$D52]" office:value-type="percentage" office:value="0.492905245774887" calcext:value-type="percentage">
            <text:p>49,29 %</text:p>
          </table:table-cell>
          <table:table-cell table:formula="of:=[.F52]/[.$D52]" office:value-type="percentage" office:value="0.101691477226626" calcext:value-type="percentage">
            <text:p>10,17 %</text:p>
          </table:table-cell>
          <table:table-cell table:formula="of:=[.G52]/[.$D52]" office:value-type="percentage" office:value="0.0194467380358055" calcext:value-type="percentage">
            <text:p>1,94 %</text:p>
          </table:table-cell>
          <table:table-cell table:formula="of:=[.H52]/[.$D52]" office:value-type="percentage" office:value="0.00513790980379055" calcext:value-type="percentage">
            <text:p>0,51 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3" office:value-type="string" calcext:value-type="string">
            <text:p>Marne</text:p>
          </table:table-cell>
          <table:table-cell table:style-name="ce3" office:value-type="float" office:value="819549" calcext:value-type="float">
            <text:p>819549</text:p>
          </table:table-cell>
          <table:table-cell table:style-name="ce3" office:value-type="float" office:value="534652" calcext:value-type="float">
            <text:p>534652</text:p>
          </table:table-cell>
          <table:table-cell table:style-name="ce3" office:value-type="float" office:value="29349" calcext:value-type="float">
            <text:p>29349</text:p>
          </table:table-cell>
          <table:table-cell table:style-name="ce3" office:value-type="float" office:value="4968" calcext:value-type="float">
            <text:p>496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80" calcext:value-type="float">
            <text:p>180</text:p>
          </table:table-cell>
          <table:table-cell table:style-name="ce5" table:formula="of:=[.D53]/[.C53]" office:value-type="percentage" office:value="0.652373439538087" calcext:value-type="percentage">
            <text:p>65,24 %</text:p>
          </table:table-cell>
          <table:table-cell table:style-name="ce5" table:formula="of:=[.E53]/[.$D53]" office:value-type="percentage" office:value="0.0548936504492642" calcext:value-type="percentage">
            <text:p>5,49 %</text:p>
          </table:table-cell>
          <table:table-cell table:style-name="ce5" table:formula="of:=[.F53]/[.$D53]" office:value-type="percentage" office:value="0.00929202546703276" calcext:value-type="percentage">
            <text:p>0,93 %</text:p>
          </table:table-cell>
          <table:table-cell table:style-name="ce5" table:formula="of:=[.G53]/[.$D53]" office:value-type="percentage" office:value="0.00145889288733606" calcext:value-type="percentage">
            <text:p>0,15 %</text:p>
          </table:table-cell>
          <table:table-cell table:style-name="ce5" table:formula="of:=[.H53]/[.$D53]" office:value-type="percentage" office:value="0.000336667589385245" calcext:value-type="percentage">
            <text:p>0,03 %</text:p>
          </table:table-cell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Haute-Marne</text:p>
          </table:table-cell>
          <table:table-cell table:style-name="ce3" office:value-type="float" office:value="624928" calcext:value-type="float">
            <text:p>624928</text:p>
          </table:table-cell>
          <table:table-cell table:style-name="ce3" office:value-type="float" office:value="319453" calcext:value-type="float">
            <text:p>319453</text:p>
          </table:table-cell>
          <table:table-cell table:style-name="ce3" office:value-type="float" office:value="11322" calcext:value-type="float">
            <text:p>11322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0" calcext:value-type="float">
            <text:p>80</text:p>
          </table:table-cell>
          <table:table-cell table:style-name="ce5" table:formula="of:=[.D54]/[.C54]" office:value-type="percentage" office:value="0.511183688360899" calcext:value-type="percentage">
            <text:p>51,12 %</text:p>
          </table:table-cell>
          <table:table-cell table:style-name="ce5" table:formula="of:=[.E54]/[.$D54]" office:value-type="percentage" office:value="0.0354418333839407" calcext:value-type="percentage">
            <text:p>3,54 %</text:p>
          </table:table-cell>
          <table:table-cell table:style-name="ce5" table:formula="of:=[.F54]/[.$D54]" office:value-type="percentage" office:value="0.00612296644576824" calcext:value-type="percentage">
            <text:p>0,61 %</text:p>
          </table:table-cell>
          <table:table-cell table:style-name="ce5" table:formula="of:=[.G54]/[.$D54]" office:value-type="percentage" office:value="0.00101423370574075" calcext:value-type="percentage">
            <text:p>0,10 %</text:p>
          </table:table-cell>
          <table:table-cell table:style-name="ce5" table:formula="of:=[.H54]/[.$D54]" office:value-type="percentage" office:value="0.000250428075491543" calcext:value-type="percentage">
            <text:p>0,03 %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Mayenne</text:p>
          </table:table-cell>
          <table:table-cell office:value-type="float" office:value="520805" calcext:value-type="float">
            <text:p>520805</text:p>
          </table:table-cell>
          <table:table-cell office:value-type="float" office:value="389825" calcext:value-type="float">
            <text:p>389825</text:p>
          </table:table-cell>
          <table:table-cell office:value-type="float" office:value="149482" calcext:value-type="float">
            <text:p>149482</text:p>
          </table:table-cell>
          <table:table-cell office:value-type="float" office:value="23081" calcext:value-type="float">
            <text:p>23081</text:p>
          </table:table-cell>
          <table:table-cell office:value-type="float" office:value="3686" calcext:value-type="float">
            <text:p>3686</text:p>
          </table:table-cell>
          <table:table-cell office:value-type="float" office:value="909" calcext:value-type="float">
            <text:p>909</text:p>
          </table:table-cell>
          <table:table-cell table:formula="of:=[.D55]/[.C55]" office:value-type="percentage" office:value="0.748504718656695" calcext:value-type="percentage">
            <text:p>74,85 %</text:p>
          </table:table-cell>
          <table:table-cell table:formula="of:=[.E55]/[.$D55]" office:value-type="percentage" office:value="0.383459244532803" calcext:value-type="percentage">
            <text:p>38,35 %</text:p>
          </table:table-cell>
          <table:table-cell table:formula="of:=[.F55]/[.$D55]" office:value-type="percentage" office:value="0.0592086192522286" calcext:value-type="percentage">
            <text:p>5,92 %</text:p>
          </table:table-cell>
          <table:table-cell table:formula="of:=[.G55]/[.$D55]" office:value-type="percentage" office:value="0.00945552491502597" calcext:value-type="percentage">
            <text:p>0,95 %</text:p>
          </table:table-cell>
          <table:table-cell table:formula="of:=[.H55]/[.$D55]" office:value-type="percentage" office:value="0.00233181555826332" calcext:value-type="percentage">
            <text:p>0,23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Meurthe-et-Moselle</text:p>
          </table:table-cell>
          <table:table-cell office:value-type="float" office:value="528368" calcext:value-type="float">
            <text:p>528368</text:p>
          </table:table-cell>
          <table:table-cell office:value-type="float" office:value="271772" calcext:value-type="float">
            <text:p>271772</text:p>
          </table:table-cell>
          <table:table-cell office:value-type="float" office:value="33273" calcext:value-type="float">
            <text:p>33273</text:p>
          </table:table-cell>
          <table:table-cell office:value-type="float" office:value="5812" calcext:value-type="float">
            <text:p>5812</text:p>
          </table:table-cell>
          <table:table-cell office:value-type="float" office:value="962" calcext:value-type="float">
            <text:p>962</text:p>
          </table:table-cell>
          <table:table-cell office:value-type="float" office:value="234" calcext:value-type="float">
            <text:p>234</text:p>
          </table:table-cell>
          <table:table-cell table:formula="of:=[.D56]/[.C56]" office:value-type="percentage" office:value="0.51436120279805" calcext:value-type="percentage">
            <text:p>51,44 %</text:p>
          </table:table-cell>
          <table:table-cell table:formula="of:=[.E56]/[.$D56]" office:value-type="percentage" office:value="0.122429830887656" calcext:value-type="percentage">
            <text:p>12,24 %</text:p>
          </table:table-cell>
          <table:table-cell table:formula="of:=[.F56]/[.$D56]" office:value-type="percentage" office:value="0.0213855732010656" calcext:value-type="percentage">
            <text:p>2,14 %</text:p>
          </table:table-cell>
          <table:table-cell table:formula="of:=[.G56]/[.$D56]" office:value-type="percentage" office:value="0.00353973183403735" calcext:value-type="percentage">
            <text:p>0,35 %</text:p>
          </table:table-cell>
          <table:table-cell table:formula="of:=[.H56]/[.$D56]" office:value-type="percentage" office:value="0.0008610158515226" calcext:value-type="percentage">
            <text:p>0,09 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55</text:p>
          </table:table-cell>
          <table:table-cell table:style-name="ce3" office:value-type="string" calcext:value-type="string">
            <text:p>Meuse</text:p>
          </table:table-cell>
          <table:table-cell table:style-name="ce3" office:value-type="float" office:value="623517" calcext:value-type="float">
            <text:p>623517</text:p>
          </table:table-cell>
          <table:table-cell table:style-name="ce3" office:value-type="float" office:value="334760" calcext:value-type="float">
            <text:p>334760</text:p>
          </table:table-cell>
          <table:table-cell table:style-name="ce3" office:value-type="float" office:value="22691" calcext:value-type="float">
            <text:p>22691</text:p>
          </table:table-cell>
          <table:table-cell table:style-name="ce3" office:value-type="float" office:value="3660" calcext:value-type="float">
            <text:p>366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32" calcext:value-type="float">
            <text:p>132</text:p>
          </table:table-cell>
          <table:table-cell table:style-name="ce5" table:formula="of:=[.D57]/[.C57]" office:value-type="percentage" office:value="0.536889932431674" calcext:value-type="percentage">
            <text:p>53,69 %</text:p>
          </table:table-cell>
          <table:table-cell table:style-name="ce5" table:formula="of:=[.E57]/[.$D57]" office:value-type="percentage" office:value="0.0677828892340781" calcext:value-type="percentage">
            <text:p>6,78 %</text:p>
          </table:table-cell>
          <table:table-cell table:style-name="ce5" table:formula="of:=[.F57]/[.$D57]" office:value-type="percentage" office:value="0.0109332058788386" calcext:value-type="percentage">
            <text:p>1,09 %</text:p>
          </table:table-cell>
          <table:table-cell table:style-name="ce5" table:formula="of:=[.G57]/[.$D57]" office:value-type="percentage" office:value="0.0016818018879197" calcext:value-type="percentage">
            <text:p>0,17 %</text:p>
          </table:table-cell>
          <table:table-cell table:style-name="ce5" table:formula="of:=[.H57]/[.$D57]" office:value-type="percentage" office:value="0.000394312343171227" calcext:value-type="percentage">
            <text:p>0,04 %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Morbihan</text:p>
          </table:table-cell>
          <table:table-cell office:value-type="float" office:value="685916" calcext:value-type="float">
            <text:p>685916</text:p>
          </table:table-cell>
          <table:table-cell office:value-type="float" office:value="368015" calcext:value-type="float">
            <text:p>368015</text:p>
          </table:table-cell>
          <table:table-cell office:value-type="float" office:value="149778" calcext:value-type="float">
            <text:p>149778</text:p>
          </table:table-cell>
          <table:table-cell office:value-type="float" office:value="26066" calcext:value-type="float">
            <text:p>26066</text:p>
          </table:table-cell>
          <table:table-cell office:value-type="float" office:value="3682" calcext:value-type="float">
            <text:p>3682</text:p>
          </table:table-cell>
          <table:table-cell office:value-type="float" office:value="749" calcext:value-type="float">
            <text:p>749</text:p>
          </table:table-cell>
          <table:table-cell table:formula="of:=[.D58]/[.C58]" office:value-type="percentage" office:value="0.53653071221549" calcext:value-type="percentage">
            <text:p>53,65 %</text:p>
          </table:table-cell>
          <table:table-cell table:formula="of:=[.E58]/[.$D58]" office:value-type="percentage" office:value="0.40698884556336" calcext:value-type="percentage">
            <text:p>40,70 %</text:p>
          </table:table-cell>
          <table:table-cell table:formula="of:=[.F58]/[.$D58]" office:value-type="percentage" office:value="0.0708286347023898" calcext:value-type="percentage">
            <text:p>7,08 %</text:p>
          </table:table-cell>
          <table:table-cell table:formula="of:=[.G58]/[.$D58]" office:value-type="percentage" office:value="0.0100050269690094" calcext:value-type="percentage">
            <text:p>1,00 %</text:p>
          </table:table-cell>
          <table:table-cell table:formula="of:=[.H58]/[.$D58]" office:value-type="percentage" office:value="0.00203524312867682" calcext:value-type="percentage">
            <text:p>0,2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Moselle</text:p>
          </table:table-cell>
          <table:table-cell office:value-type="float" office:value="625225" calcext:value-type="float">
            <text:p>625225</text:p>
          </table:table-cell>
          <table:table-cell office:value-type="float" office:value="316557" calcext:value-type="float">
            <text:p>316557</text:p>
          </table:table-cell>
          <table:table-cell office:value-type="float" office:value="49861" calcext:value-type="float">
            <text:p>49861</text:p>
          </table:table-cell>
          <table:table-cell office:value-type="float" office:value="9287" calcext:value-type="float">
            <text:p>9287</text:p>
          </table:table-cell>
          <table:table-cell office:value-type="float" office:value="1604" calcext:value-type="float">
            <text:p>1604</text:p>
          </table:table-cell>
          <table:table-cell office:value-type="float" office:value="394" calcext:value-type="float">
            <text:p>394</text:p>
          </table:table-cell>
          <table:table-cell table:formula="of:=[.D59]/[.C59]" office:value-type="percentage" office:value="0.506308928785637" calcext:value-type="percentage">
            <text:p>50,63 %</text:p>
          </table:table-cell>
          <table:table-cell table:formula="of:=[.E59]/[.$D59]" office:value-type="percentage" office:value="0.157510337790666" calcext:value-type="percentage">
            <text:p>15,75 %</text:p>
          </table:table-cell>
          <table:table-cell table:formula="of:=[.F59]/[.$D59]" office:value-type="percentage" office:value="0.0293375284703861" calcext:value-type="percentage">
            <text:p>2,93 %</text:p>
          </table:table-cell>
          <table:table-cell table:formula="of:=[.G59]/[.$D59]" office:value-type="percentage" office:value="0.00506701794621506" calcext:value-type="percentage">
            <text:p>0,51 %</text:p>
          </table:table-cell>
          <table:table-cell table:formula="of:=[.H59]/[.$D59]" office:value-type="percentage" office:value="0.0012446415653421" calcext:value-type="percentage">
            <text:p>0,1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Nièvre</text:p>
          </table:table-cell>
          <table:table-cell office:value-type="float" office:value="686312" calcext:value-type="float">
            <text:p>686312</text:p>
          </table:table-cell>
          <table:table-cell office:value-type="float" office:value="367580" calcext:value-type="float">
            <text:p>367580</text:p>
          </table:table-cell>
          <table:table-cell office:value-type="float" office:value="79265" calcext:value-type="float">
            <text:p>79265</text:p>
          </table:table-cell>
          <table:table-cell office:value-type="float" office:value="13837" calcext:value-type="float">
            <text:p>13837</text:p>
          </table:table-cell>
          <table:table-cell office:value-type="float" office:value="2238" calcext:value-type="float">
            <text:p>2238</text:p>
          </table:table-cell>
          <table:table-cell office:value-type="float" office:value="537" calcext:value-type="float">
            <text:p>537</text:p>
          </table:table-cell>
          <table:table-cell table:formula="of:=[.D60]/[.C60]" office:value-type="percentage" office:value="0.535587313058784" calcext:value-type="percentage">
            <text:p>53,56 %</text:p>
          </table:table-cell>
          <table:table-cell table:formula="of:=[.E60]/[.$D60]" office:value-type="percentage" office:value="0.215640132760215" calcext:value-type="percentage">
            <text:p>21,56 %</text:p>
          </table:table-cell>
          <table:table-cell table:formula="of:=[.F60]/[.$D60]" office:value-type="percentage" office:value="0.0376435061755264" calcext:value-type="percentage">
            <text:p>3,76 %</text:p>
          </table:table-cell>
          <table:table-cell table:formula="of:=[.G60]/[.$D60]" office:value-type="percentage" office:value="0.00608847053702595" calcext:value-type="percentage">
            <text:p>0,61 %</text:p>
          </table:table-cell>
          <table:table-cell table:formula="of:=[.H60]/[.$D60]" office:value-type="percentage" office:value="0.00146090646934001" calcext:value-type="percentage">
            <text:p>0,1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Nord</text:p>
          </table:table-cell>
          <table:table-cell office:value-type="float" office:value="576719" calcext:value-type="float">
            <text:p>576719</text:p>
          </table:table-cell>
          <table:table-cell office:value-type="float" office:value="348730" calcext:value-type="float">
            <text:p>348730</text:p>
          </table:table-cell>
          <table:table-cell office:value-type="float" office:value="128280" calcext:value-type="float">
            <text:p>128280</text:p>
          </table:table-cell>
          <table:table-cell office:value-type="float" office:value="26875" calcext:value-type="float">
            <text:p>26875</text:p>
          </table:table-cell>
          <table:table-cell office:value-type="float" office:value="4806" calcext:value-type="float">
            <text:p>4806</text:p>
          </table:table-cell>
          <table:table-cell office:value-type="float" office:value="1177" calcext:value-type="float">
            <text:p>1177</text:p>
          </table:table-cell>
          <table:table-cell table:formula="of:=[.D61]/[.C61]" office:value-type="percentage" office:value="0.604679228532439" calcext:value-type="percentage">
            <text:p>60,47 %</text:p>
          </table:table-cell>
          <table:table-cell table:formula="of:=[.E61]/[.$D61]" office:value-type="percentage" office:value="0.367849052275399" calcext:value-type="percentage">
            <text:p>36,78 %</text:p>
          </table:table-cell>
          <table:table-cell table:formula="of:=[.F61]/[.$D61]" office:value-type="percentage" office:value="0.0770653514180025" calcext:value-type="percentage">
            <text:p>7,71 %</text:p>
          </table:table-cell>
          <table:table-cell table:formula="of:=[.G61]/[.$D61]" office:value-type="percentage" office:value="0.0137814354945086" calcext:value-type="percentage">
            <text:p>1,38 %</text:p>
          </table:table-cell>
          <table:table-cell table:formula="of:=[.H61]/[.$D61]" office:value-type="percentage" office:value="0.00337510394861354" calcext:value-type="percentage">
            <text:p>0,34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Oise</text:p>
          </table:table-cell>
          <table:table-cell office:value-type="float" office:value="589502" calcext:value-type="float">
            <text:p>589502</text:p>
          </table:table-cell>
          <table:table-cell office:value-type="float" office:value="366636" calcext:value-type="float">
            <text:p>366636</text:p>
          </table:table-cell>
          <table:table-cell office:value-type="float" office:value="49846" calcext:value-type="float">
            <text:p>49846</text:p>
          </table:table-cell>
          <table:table-cell office:value-type="float" office:value="9414" calcext:value-type="float">
            <text:p>9414</text:p>
          </table:table-cell>
          <table:table-cell office:value-type="float" office:value="1610" calcext:value-type="float">
            <text:p>1610</text:p>
          </table:table-cell>
          <table:table-cell office:value-type="float" office:value="387" calcext:value-type="float">
            <text:p>387</text:p>
          </table:table-cell>
          <table:table-cell table:formula="of:=[.D62]/[.C62]" office:value-type="percentage" office:value="0.621941910290381" calcext:value-type="percentage">
            <text:p>62,19 %</text:p>
          </table:table-cell>
          <table:table-cell table:formula="of:=[.E62]/[.$D62]" office:value-type="percentage" office:value="0.135955007146052" calcext:value-type="percentage">
            <text:p>13,60 %</text:p>
          </table:table-cell>
          <table:table-cell table:formula="of:=[.F62]/[.$D62]" office:value-type="percentage" office:value="0.0256766929597748" calcext:value-type="percentage">
            <text:p>2,57 %</text:p>
          </table:table-cell>
          <table:table-cell table:formula="of:=[.G62]/[.$D62]" office:value-type="percentage" office:value="0.00439127636129567" calcext:value-type="percentage">
            <text:p>0,44 %</text:p>
          </table:table-cell>
          <table:table-cell table:formula="of:=[.H62]/[.$D62]" office:value-type="percentage" office:value="0.00105554282721828" calcext:value-type="percentage">
            <text:p>0,11 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61</text:p>
          </table:table-cell>
          <table:table-cell table:style-name="ce3" office:value-type="string" calcext:value-type="string">
            <text:p>Orne</text:p>
          </table:table-cell>
          <table:table-cell table:style-name="ce3" office:value-type="float" office:value="614270" calcext:value-type="float">
            <text:p>614270</text:p>
          </table:table-cell>
          <table:table-cell table:style-name="ce3" office:value-type="float" office:value="401421" calcext:value-type="float">
            <text:p>401421</text:p>
          </table:table-cell>
          <table:table-cell table:style-name="ce3" office:value-type="float" office:value="154042" calcext:value-type="float">
            <text:p>154042</text:p>
          </table:table-cell>
          <table:table-cell table:style-name="ce3" office:value-type="float" office:value="27737" calcext:value-type="float">
            <text:p>27737</text:p>
          </table:table-cell>
          <table:table-cell table:style-name="ce3" office:value-type="float" office:value="4954" calcext:value-type="float">
            <text:p>4954</text:p>
          </table:table-cell>
          <table:table-cell table:style-name="ce3" office:value-type="float" office:value="1284" calcext:value-type="float">
            <text:p>1284</text:p>
          </table:table-cell>
          <table:table-cell table:style-name="ce5" table:formula="of:=[.D63]/[.C63]" office:value-type="percentage" office:value="0.653492763768375" calcext:value-type="percentage">
            <text:p>65,35 %</text:p>
          </table:table-cell>
          <table:table-cell table:style-name="ce5" table:formula="of:=[.E63]/[.$D63]" office:value-type="percentage" office:value="0.383741757406812" calcext:value-type="percentage">
            <text:p>38,37 %</text:p>
          </table:table-cell>
          <table:table-cell table:style-name="ce5" table:formula="of:=[.F63]/[.$D63]" office:value-type="percentage" office:value="0.0690970327910099" calcext:value-type="percentage">
            <text:p>6,91 %</text:p>
          </table:table-cell>
          <table:table-cell table:style-name="ce5" table:formula="of:=[.G63]/[.$D63]" office:value-type="percentage" office:value="0.0123411580360768" calcext:value-type="percentage">
            <text:p>1,23 %</text:p>
          </table:table-cell>
          <table:table-cell table:style-name="ce5" table:formula="of:=[.H63]/[.$D63]" office:value-type="percentage" office:value="0.0031986368426166" calcext:value-type="percentage">
            <text:p>0,32 %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Pas-de-Calais</text:p>
          </table:table-cell>
          <table:table-cell office:value-type="float" office:value="671327" calcext:value-type="float">
            <text:p>671327</text:p>
          </table:table-cell>
          <table:table-cell office:value-type="float" office:value="458076" calcext:value-type="float">
            <text:p>458076</text:p>
          </table:table-cell>
          <table:table-cell office:value-type="float" office:value="101980" calcext:value-type="float">
            <text:p>101980</text:p>
          </table:table-cell>
          <table:table-cell office:value-type="float" office:value="22703" calcext:value-type="float">
            <text:p>22703</text:p>
          </table:table-cell>
          <table:table-cell office:value-type="float" office:value="4306" calcext:value-type="float">
            <text:p>4306</text:p>
          </table:table-cell>
          <table:table-cell office:value-type="float" office:value="1103" calcext:value-type="float">
            <text:p>1103</text:p>
          </table:table-cell>
          <table:table-cell table:formula="of:=[.D64]/[.C64]" office:value-type="percentage" office:value="0.682344073752434" calcext:value-type="percentage">
            <text:p>68,23 %</text:p>
          </table:table-cell>
          <table:table-cell table:formula="of:=[.E64]/[.$D64]" office:value-type="percentage" office:value="0.222626813017927" calcext:value-type="percentage">
            <text:p>22,26 %</text:p>
          </table:table-cell>
          <table:table-cell table:formula="of:=[.F64]/[.$D64]" office:value-type="percentage" office:value="0.0495616447925672" calcext:value-type="percentage">
            <text:p>4,96 %</text:p>
          </table:table-cell>
          <table:table-cell table:formula="of:=[.G64]/[.$D64]" office:value-type="percentage" office:value="0.00940018686855456" calcext:value-type="percentage">
            <text:p>0,94 %</text:p>
          </table:table-cell>
          <table:table-cell table:formula="of:=[.H64]/[.$D64]" office:value-type="percentage" office:value="0.00240789737947415" calcext:value-type="percentage">
            <text:p>0,24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Puy-de-Dôme</text:p>
          </table:table-cell>
          <table:table-cell office:value-type="float" office:value="800185" calcext:value-type="float">
            <text:p>800185</text:p>
          </table:table-cell>
          <table:table-cell office:value-type="float" office:value="396224" calcext:value-type="float">
            <text:p>396224</text:p>
          </table:table-cell>
          <table:table-cell office:value-type="float" office:value="113636" calcext:value-type="float">
            <text:p>113636</text:p>
          </table:table-cell>
          <table:table-cell office:value-type="float" office:value="21931" calcext:value-type="float">
            <text:p>21931</text:p>
          </table:table-cell>
          <table:table-cell office:value-type="float" office:value="3762" calcext:value-type="float">
            <text:p>3762</text:p>
          </table:table-cell>
          <table:table-cell office:value-type="float" office:value="883" calcext:value-type="float">
            <text:p>883</text:p>
          </table:table-cell>
          <table:table-cell table:formula="of:=[.D65]/[.C65]" office:value-type="percentage" office:value="0.495165492979748" calcext:value-type="percentage">
            <text:p>49,52 %</text:p>
          </table:table-cell>
          <table:table-cell table:formula="of:=[.E65]/[.$D65]" office:value-type="percentage" office:value="0.286797367145857" calcext:value-type="percentage">
            <text:p>28,68 %</text:p>
          </table:table-cell>
          <table:table-cell table:formula="of:=[.F65]/[.$D65]" office:value-type="percentage" office:value="0.0553500040381199" calcext:value-type="percentage">
            <text:p>5,54 %</text:p>
          </table:table-cell>
          <table:table-cell table:formula="of:=[.G65]/[.$D65]" office:value-type="percentage" office:value="0.00949462930059764" calcext:value-type="percentage">
            <text:p>0,95 %</text:p>
          </table:table-cell>
          <table:table-cell table:formula="of:=[.H65]/[.$D65]" office:value-type="percentage" office:value="0.00222853739298982" calcext:value-type="percentage">
            <text:p>0,2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Pyrénées-Atlantiques</text:p>
          </table:table-cell>
          <table:table-cell office:value-type="float" office:value="769309" calcext:value-type="float">
            <text:p>769309</text:p>
          </table:table-cell>
          <table:table-cell office:value-type="float" office:value="418910" calcext:value-type="float">
            <text:p>418910</text:p>
          </table:table-cell>
          <table:table-cell office:value-type="float" office:value="163902" calcext:value-type="float">
            <text:p>163902</text:p>
          </table:table-cell>
          <table:table-cell office:value-type="float" office:value="35935" calcext:value-type="float">
            <text:p>35935</text:p>
          </table:table-cell>
          <table:table-cell office:value-type="float" office:value="6404" calcext:value-type="float">
            <text:p>6404</text:p>
          </table:table-cell>
          <table:table-cell office:value-type="float" office:value="1675" calcext:value-type="float">
            <text:p>1675</text:p>
          </table:table-cell>
          <table:table-cell table:formula="of:=[.D66]/[.C66]" office:value-type="percentage" office:value="0.544527621540889" calcext:value-type="percentage">
            <text:p>54,45 %</text:p>
          </table:table-cell>
          <table:table-cell table:formula="of:=[.E66]/[.$D66]" office:value-type="percentage" office:value="0.391258265498556" calcext:value-type="percentage">
            <text:p>39,13 %</text:p>
          </table:table-cell>
          <table:table-cell table:formula="of:=[.F66]/[.$D66]" office:value-type="percentage" office:value="0.0857821489102671" calcext:value-type="percentage">
            <text:p>8,58 %</text:p>
          </table:table-cell>
          <table:table-cell table:formula="of:=[.G66]/[.$D66]" office:value-type="percentage" office:value="0.0152872932133394" calcext:value-type="percentage">
            <text:p>1,53 %</text:p>
          </table:table-cell>
          <table:table-cell table:formula="of:=[.H66]/[.$D66]" office:value-type="percentage" office:value="0.0039984722255377" calcext:value-type="percentage">
            <text:p>0,4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Hautes-Pyrénées</text:p>
          </table:table-cell>
          <table:table-cell office:value-type="float" office:value="452651" calcext:value-type="float">
            <text:p>452651</text:p>
          </table:table-cell>
          <table:table-cell office:value-type="float" office:value="256667" calcext:value-type="float">
            <text:p>256667</text:p>
          </table:table-cell>
          <table:table-cell office:value-type="float" office:value="64227" calcext:value-type="float">
            <text:p>64227</text:p>
          </table:table-cell>
          <table:table-cell office:value-type="float" office:value="15917" calcext:value-type="float">
            <text:p>15917</text:p>
          </table:table-cell>
          <table:table-cell office:value-type="float" office:value="3270" calcext:value-type="float">
            <text:p>3270</text:p>
          </table:table-cell>
          <table:table-cell office:value-type="float" office:value="952" calcext:value-type="float">
            <text:p>952</text:p>
          </table:table-cell>
          <table:table-cell table:formula="of:=[.D67]/[.C67]" office:value-type="percentage" office:value="0.567030670428211" calcext:value-type="percentage">
            <text:p>56,70 %</text:p>
          </table:table-cell>
          <table:table-cell table:formula="of:=[.E67]/[.$D67]" office:value-type="percentage" office:value="0.250234739954883" calcext:value-type="percentage">
            <text:p>25,02 %</text:p>
          </table:table-cell>
          <table:table-cell table:formula="of:=[.F67]/[.$D67]" office:value-type="percentage" office:value="0.0620142051763569" calcext:value-type="percentage">
            <text:p>6,20 %</text:p>
          </table:table-cell>
          <table:table-cell table:formula="of:=[.G67]/[.$D67]" office:value-type="percentage" office:value="0.0127402431944894" calcext:value-type="percentage">
            <text:p>1,27 %</text:p>
          </table:table-cell>
          <table:table-cell table:formula="of:=[.H67]/[.$D67]" office:value-type="percentage" office:value="0.00370908609209598" calcext:value-type="percentage">
            <text:p>0,37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Pyrénées-Orientales</text:p>
          </table:table-cell>
          <table:table-cell office:value-type="float" office:value="414822" calcext:value-type="float">
            <text:p>414822</text:p>
          </table:table-cell>
          <table:table-cell office:value-type="float" office:value="148876" calcext:value-type="float">
            <text:p>148876</text:p>
          </table:table-cell>
          <table:table-cell office:value-type="float" office:value="20594" calcext:value-type="float">
            <text:p>20594</text:p>
          </table:table-cell>
          <table:table-cell office:value-type="float" office:value="3707" calcext:value-type="float">
            <text:p>3707</text:p>
          </table:table-cell>
          <table:table-cell office:value-type="float" office:value="657" calcext:value-type="float">
            <text:p>657</text:p>
          </table:table-cell>
          <table:table-cell office:value-type="float" office:value="185" calcext:value-type="float">
            <text:p>185</text:p>
          </table:table-cell>
          <table:table-cell table:formula="of:=[.D68]/[.C68]" office:value-type="percentage" office:value="0.358891283490268" calcext:value-type="percentage">
            <text:p>35,89 %</text:p>
          </table:table-cell>
          <table:table-cell table:formula="of:=[.E68]/[.$D68]" office:value-type="percentage" office:value="0.138329885273651" calcext:value-type="percentage">
            <text:p>13,83 %</text:p>
          </table:table-cell>
          <table:table-cell table:formula="of:=[.F68]/[.$D68]" office:value-type="percentage" office:value="0.0248999167092077" calcext:value-type="percentage">
            <text:p>2,49 %</text:p>
          </table:table-cell>
          <table:table-cell table:formula="of:=[.G68]/[.$D68]" office:value-type="percentage" office:value="0.00441306859399769" calcext:value-type="percentage">
            <text:p>0,44 %</text:p>
          </table:table-cell>
          <table:table-cell table:formula="of:=[.H68]/[.$D68]" office:value-type="percentage" office:value="0.00124264488567667" calcext:value-type="percentage">
            <text:p>0,12 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67</text:p>
          </table:table-cell>
          <table:table-cell table:style-name="ce3" office:value-type="string" calcext:value-type="string">
            <text:p>Bas-Rhin</text:p>
          </table:table-cell>
          <table:table-cell table:style-name="ce3" office:value-type="float" office:value="479545" calcext:value-type="float">
            <text:p>479545</text:p>
          </table:table-cell>
          <table:table-cell table:style-name="ce3" office:value-type="float" office:value="191968" calcext:value-type="float">
            <text:p>191968</text:p>
          </table:table-cell>
          <table:table-cell table:style-name="ce3" office:value-type="float" office:value="36946" calcext:value-type="float">
            <text:p>36946</text:p>
          </table:table-cell>
          <table:table-cell table:style-name="ce3" office:value-type="float" office:value="7748" calcext:value-type="float">
            <text:p>7748</text:p>
          </table:table-cell>
          <table:table-cell table:style-name="ce3" office:value-type="float" office:value="1485" calcext:value-type="float">
            <text:p>1485</text:p>
          </table:table-cell>
          <table:table-cell table:style-name="ce3" office:value-type="float" office:value="372" calcext:value-type="float">
            <text:p>372</text:p>
          </table:table-cell>
          <table:table-cell table:style-name="ce5" table:formula="of:=[.D69]/[.C69]" office:value-type="percentage" office:value="0.40031279650502" calcext:value-type="percentage">
            <text:p>40,03 %</text:p>
          </table:table-cell>
          <table:table-cell table:style-name="ce5" table:formula="of:=[.E69]/[.$D69]" office:value-type="percentage" office:value="0.192459159859977" calcext:value-type="percentage">
            <text:p>19,25 %</text:p>
          </table:table-cell>
          <table:table-cell table:style-name="ce5" table:formula="of:=[.F69]/[.$D69]" office:value-type="percentage" office:value="0.040360893482247" calcext:value-type="percentage">
            <text:p>4,04 %</text:p>
          </table:table-cell>
          <table:table-cell table:style-name="ce5" table:formula="of:=[.G69]/[.$D69]" office:value-type="percentage" office:value="0.00773566427737956" calcext:value-type="percentage">
            <text:p>0,77 %</text:p>
          </table:table-cell>
          <table:table-cell table:style-name="ce5" table:formula="of:=[.H69]/[.$D69]" office:value-type="percentage" office:value="0.00193782297049508" calcext:value-type="percentage">
            <text:p>0,19 %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Haut-Rhin</text:p>
          </table:table-cell>
          <table:table-cell office:value-type="float" office:value="352660" calcext:value-type="float">
            <text:p>352660</text:p>
          </table:table-cell>
          <table:table-cell office:value-type="float" office:value="130621" calcext:value-type="float">
            <text:p>130621</text:p>
          </table:table-cell>
          <table:table-cell office:value-type="float" office:value="33316" calcext:value-type="float">
            <text:p>33316</text:p>
          </table:table-cell>
          <table:table-cell office:value-type="float" office:value="7543" calcext:value-type="float">
            <text:p>7543</text:p>
          </table:table-cell>
          <table:table-cell office:value-type="float" office:value="1435" calcext:value-type="float">
            <text:p>1435</text:p>
          </table:table-cell>
          <table:table-cell office:value-type="float" office:value="321" calcext:value-type="float">
            <text:p>321</text:p>
          </table:table-cell>
          <table:table-cell table:formula="of:=[.D70]/[.C70]" office:value-type="percentage" office:value="0.370387909034197" calcext:value-type="percentage">
            <text:p>37,04 %</text:p>
          </table:table-cell>
          <table:table-cell table:formula="of:=[.E70]/[.$D70]" office:value-type="percentage" office:value="0.255058528108038" calcext:value-type="percentage">
            <text:p>25,51 %</text:p>
          </table:table-cell>
          <table:table-cell table:formula="of:=[.F70]/[.$D70]" office:value-type="percentage" office:value="0.0577472228814662" calcext:value-type="percentage">
            <text:p>5,77 %</text:p>
          </table:table-cell>
          <table:table-cell table:formula="of:=[.G70]/[.$D70]" office:value-type="percentage" office:value="0.0109859823458709" calcext:value-type="percentage">
            <text:p>1,10 %</text:p>
          </table:table-cell>
          <table:table-cell table:formula="of:=[.H70]/[.$D70]" office:value-type="percentage" office:value="0.00245749152127146" calcext:value-type="percentage">
            <text:p>0,2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Rhône</text:p>
          </table:table-cell>
          <table:table-cell office:value-type="float" office:value="325328" calcext:value-type="float">
            <text:p>325328</text:p>
          </table:table-cell>
          <table:table-cell office:value-type="float" office:value="125353" calcext:value-type="float">
            <text:p>125353</text:p>
          </table:table-cell>
          <table:table-cell office:value-type="float" office:value="67640" calcext:value-type="float">
            <text:p>67640</text:p>
          </table:table-cell>
          <table:table-cell office:value-type="float" office:value="14448" calcext:value-type="float">
            <text:p>14448</text:p>
          </table:table-cell>
          <table:table-cell office:value-type="float" office:value="2309" calcext:value-type="float">
            <text:p>2309</text:p>
          </table:table-cell>
          <table:table-cell office:value-type="float" office:value="507" calcext:value-type="float">
            <text:p>507</text:p>
          </table:table-cell>
          <table:table-cell table:formula="of:=[.D71]/[.C71]" office:value-type="percentage" office:value="0.385312669060149" calcext:value-type="percentage">
            <text:p>38,53 %</text:p>
          </table:table-cell>
          <table:table-cell table:formula="of:=[.E71]/[.$D71]" office:value-type="percentage" office:value="0.539596180386588" calcext:value-type="percentage">
            <text:p>53,96 %</text:p>
          </table:table-cell>
          <table:table-cell table:formula="of:=[.F71]/[.$D71]" office:value-type="percentage" office:value="0.115258509967851" calcext:value-type="percentage">
            <text:p>11,53 %</text:p>
          </table:table-cell>
          <table:table-cell table:formula="of:=[.G71]/[.$D71]" office:value-type="percentage" office:value="0.0184199819709141" calcext:value-type="percentage">
            <text:p>1,84 %</text:p>
          </table:table-cell>
          <table:table-cell table:formula="of:=[.H71]/[.$D71]" office:value-type="percentage" office:value="0.00404457811141337" calcext:value-type="percentage">
            <text:p>0,40 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70</text:p>
          </table:table-cell>
          <table:table-cell table:style-name="ce3" office:value-type="string" calcext:value-type="string">
            <text:p>Haute-Saône</text:p>
          </table:table-cell>
          <table:table-cell table:style-name="ce3" office:value-type="float" office:value="538206" calcext:value-type="float">
            <text:p>538206</text:p>
          </table:table-cell>
          <table:table-cell table:style-name="ce3" office:value-type="float" office:value="234722" calcext:value-type="float">
            <text:p>234722</text:p>
          </table:table-cell>
          <table:table-cell table:style-name="ce3" office:value-type="float" office:value="33391" calcext:value-type="float">
            <text:p>33391</text:p>
          </table:table-cell>
          <table:table-cell table:style-name="ce3" office:value-type="float" office:value="6811" calcext:value-type="float">
            <text:p>6811</text:p>
          </table:table-cell>
          <table:table-cell table:style-name="ce3" office:value-type="float" office:value="1136" calcext:value-type="float">
            <text:p>1136</text:p>
          </table:table-cell>
          <table:table-cell table:style-name="ce3" office:value-type="float" office:value="253" calcext:value-type="float">
            <text:p>253</text:p>
          </table:table-cell>
          <table:table-cell table:style-name="ce5" table:formula="of:=[.D72]/[.C72]" office:value-type="percentage" office:value="0.436119255452373" calcext:value-type="percentage">
            <text:p>43,61 %</text:p>
          </table:table-cell>
          <table:table-cell table:style-name="ce5" table:formula="of:=[.E72]/[.$D72]" office:value-type="percentage" office:value="0.142257649474698" calcext:value-type="percentage">
            <text:p>14,23 %</text:p>
          </table:table-cell>
          <table:table-cell table:style-name="ce5" table:formula="of:=[.F72]/[.$D72]" office:value-type="percentage" office:value="0.0290173055785142" calcext:value-type="percentage">
            <text:p>2,90 %</text:p>
          </table:table-cell>
          <table:table-cell table:style-name="ce5" table:formula="of:=[.G72]/[.$D72]" office:value-type="percentage" office:value="0.00483976789563824" calcext:value-type="percentage">
            <text:p>0,48 %</text:p>
          </table:table-cell>
          <table:table-cell table:style-name="ce5" table:formula="of:=[.H72]/[.$D72]" office:value-type="percentage" office:value="0.00107787084295464" calcext:value-type="percentage">
            <text:p>0,11 %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Saône-et-Loire</text:p>
          </table:table-cell>
          <table:table-cell office:value-type="float" office:value="859743" calcext:value-type="float">
            <text:p>859743</text:p>
          </table:table-cell>
          <table:table-cell office:value-type="float" office:value="505689" calcext:value-type="float">
            <text:p>505689</text:p>
          </table:table-cell>
          <table:table-cell office:value-type="float" office:value="166906" calcext:value-type="float">
            <text:p>166906</text:p>
          </table:table-cell>
          <table:table-cell office:value-type="float" office:value="33063" calcext:value-type="float">
            <text:p>33063</text:p>
          </table:table-cell>
          <table:table-cell office:value-type="float" office:value="5556" calcext:value-type="float">
            <text:p>5556</text:p>
          </table:table-cell>
          <table:table-cell office:value-type="float" office:value="1325" calcext:value-type="float">
            <text:p>1325</text:p>
          </table:table-cell>
          <table:table-cell table:formula="of:=[.D73]/[.C73]" office:value-type="percentage" office:value="0.588186237049909" calcext:value-type="percentage">
            <text:p>58,82 %</text:p>
          </table:table-cell>
          <table:table-cell table:formula="of:=[.E73]/[.$D73]" office:value-type="percentage" office:value="0.330056615825142" calcext:value-type="percentage">
            <text:p>33,01 %</text:p>
          </table:table-cell>
          <table:table-cell table:formula="of:=[.F73]/[.$D73]" office:value-type="percentage" office:value="0.0653820826634552" calcext:value-type="percentage">
            <text:p>6,54 %</text:p>
          </table:table-cell>
          <table:table-cell table:formula="of:=[.G73]/[.$D73]" office:value-type="percentage" office:value="0.0109869900274675" calcext:value-type="percentage">
            <text:p>1,10 %</text:p>
          </table:table-cell>
          <table:table-cell table:formula="of:=[.H73]/[.$D73]" office:value-type="percentage" office:value="0.00262018750655047" calcext:value-type="percentage">
            <text:p>0,26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Sarthe</text:p>
          </table:table-cell>
          <table:table-cell office:value-type="float" office:value="623785" calcext:value-type="float">
            <text:p>623785</text:p>
          </table:table-cell>
          <table:table-cell office:value-type="float" office:value="366316" calcext:value-type="float">
            <text:p>366316</text:p>
          </table:table-cell>
          <table:table-cell office:value-type="float" office:value="163394" calcext:value-type="float">
            <text:p>163394</text:p>
          </table:table-cell>
          <table:table-cell office:value-type="float" office:value="28880" calcext:value-type="float">
            <text:p>28880</text:p>
          </table:table-cell>
          <table:table-cell office:value-type="float" office:value="4640" calcext:value-type="float">
            <text:p>4640</text:p>
          </table:table-cell>
          <table:table-cell office:value-type="float" office:value="1104" calcext:value-type="float">
            <text:p>1104</text:p>
          </table:table-cell>
          <table:table-cell table:formula="of:=[.D74]/[.C74]" office:value-type="percentage" office:value="0.587247208573467" calcext:value-type="percentage">
            <text:p>58,72 %</text:p>
          </table:table-cell>
          <table:table-cell table:formula="of:=[.E74]/[.$D74]" office:value-type="percentage" office:value="0.446046582731849" calcext:value-type="percentage">
            <text:p>44,60 %</text:p>
          </table:table-cell>
          <table:table-cell table:formula="of:=[.F74]/[.$D74]" office:value-type="percentage" office:value="0.0788390351499798" calcext:value-type="percentage">
            <text:p>7,88 %</text:p>
          </table:table-cell>
          <table:table-cell table:formula="of:=[.G74]/[.$D74]" office:value-type="percentage" office:value="0.0126666593869774" calcext:value-type="percentage">
            <text:p>1,27 %</text:p>
          </table:table-cell>
          <table:table-cell table:formula="of:=[.H74]/[.$D74]" office:value-type="percentage" office:value="0.00301379137138427" calcext:value-type="percentage">
            <text:p>0,3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Savoie</text:p>
          </table:table-cell>
          <table:table-cell office:value-type="float" office:value="625960" calcext:value-type="float">
            <text:p>625960</text:p>
          </table:table-cell>
          <table:table-cell office:value-type="float" office:value="179541" calcext:value-type="float">
            <text:p>179541</text:p>
          </table:table-cell>
          <table:table-cell office:value-type="float" office:value="57437" calcext:value-type="float">
            <text:p>57437</text:p>
          </table:table-cell>
          <table:table-cell office:value-type="float" office:value="14994" calcext:value-type="float">
            <text:p>14994</text:p>
          </table:table-cell>
          <table:table-cell office:value-type="float" office:value="3033" calcext:value-type="float">
            <text:p>3033</text:p>
          </table:table-cell>
          <table:table-cell office:value-type="float" office:value="787" calcext:value-type="float">
            <text:p>787</text:p>
          </table:table-cell>
          <table:table-cell table:formula="of:=[.D75]/[.C75]" office:value-type="percentage" office:value="0.286825036743562" calcext:value-type="percentage">
            <text:p>28,68 %</text:p>
          </table:table-cell>
          <table:table-cell table:formula="of:=[.E75]/[.$D75]" office:value-type="percentage" office:value="0.319910215493954" calcext:value-type="percentage">
            <text:p>31,99 %</text:p>
          </table:table-cell>
          <table:table-cell table:formula="of:=[.F75]/[.$D75]" office:value-type="percentage" office:value="0.0835129580430097" calcext:value-type="percentage">
            <text:p>8,35 %</text:p>
          </table:table-cell>
          <table:table-cell table:formula="of:=[.G75]/[.$D75]" office:value-type="percentage" office:value="0.0168930773472355" calcext:value-type="percentage">
            <text:p>1,69 %</text:p>
          </table:table-cell>
          <table:table-cell table:formula="of:=[.H75]/[.$D75]" office:value-type="percentage" office:value="0.00438339989194669" calcext:value-type="percentage">
            <text:p>0,44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Haute-Savoie</text:p>
          </table:table-cell>
          <table:table-cell office:value-type="float" office:value="483145" calcext:value-type="float">
            <text:p>483145</text:p>
          </table:table-cell>
          <table:table-cell office:value-type="float" office:value="131536" calcext:value-type="float">
            <text:p>131536</text:p>
          </table:table-cell>
          <table:table-cell office:value-type="float" office:value="65981" calcext:value-type="float">
            <text:p>65981</text:p>
          </table:table-cell>
          <table:table-cell office:value-type="float" office:value="19252" calcext:value-type="float">
            <text:p>19252</text:p>
          </table:table-cell>
          <table:table-cell office:value-type="float" office:value="3726" calcext:value-type="float">
            <text:p>3726</text:p>
          </table:table-cell>
          <table:table-cell office:value-type="float" office:value="818" calcext:value-type="float">
            <text:p>818</text:p>
          </table:table-cell>
          <table:table-cell table:formula="of:=[.D76]/[.C76]" office:value-type="percentage" office:value="0.272249531714082" calcext:value-type="percentage">
            <text:p>27,22 %</text:p>
          </table:table-cell>
          <table:table-cell table:formula="of:=[.E76]/[.$D76]" office:value-type="percentage" office:value="0.501619328548838" calcext:value-type="percentage">
            <text:p>50,16 %</text:p>
          </table:table-cell>
          <table:table-cell table:formula="of:=[.F76]/[.$D76]" office:value-type="percentage" office:value="0.146362972874346" calcext:value-type="percentage">
            <text:p>14,64 %</text:p>
          </table:table-cell>
          <table:table-cell table:formula="of:=[.G76]/[.$D76]" office:value-type="percentage" office:value="0.028326845882496" calcext:value-type="percentage">
            <text:p>2,83 %</text:p>
          </table:table-cell>
          <table:table-cell table:formula="of:=[.H76]/[.$D76]" office:value-type="percentage" office:value="0.00621882982605522" calcext:value-type="percentage">
            <text:p>0,6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Seine-Maritime</text:p>
          </table:table-cell>
          <table:table-cell office:value-type="float" office:value="633632" calcext:value-type="float">
            <text:p>633632</text:p>
          </table:table-cell>
          <table:table-cell office:value-type="float" office:value="392875" calcext:value-type="float">
            <text:p>392875</text:p>
          </table:table-cell>
          <table:table-cell office:value-type="float" office:value="126380" calcext:value-type="float">
            <text:p>126380</text:p>
          </table:table-cell>
          <table:table-cell office:value-type="float" office:value="29565" calcext:value-type="float">
            <text:p>29565</text:p>
          </table:table-cell>
          <table:table-cell office:value-type="float" office:value="6054" calcext:value-type="float">
            <text:p>6054</text:p>
          </table:table-cell>
          <table:table-cell office:value-type="float" office:value="1649" calcext:value-type="float">
            <text:p>1649</text:p>
          </table:table-cell>
          <table:table-cell table:formula="of:=[.D77]/[.C77]" office:value-type="percentage" office:value="0.620036551184284" calcext:value-type="percentage">
            <text:p>62,00 %</text:p>
          </table:table-cell>
          <table:table-cell table:formula="of:=[.E77]/[.$D77]" office:value-type="percentage" office:value="0.321679923639835" calcext:value-type="percentage">
            <text:p>32,17 %</text:p>
          </table:table-cell>
          <table:table-cell table:formula="of:=[.F77]/[.$D77]" office:value-type="percentage" office:value="0.0752529430480433" calcext:value-type="percentage">
            <text:p>7,53 %</text:p>
          </table:table-cell>
          <table:table-cell table:formula="of:=[.G77]/[.$D77]" office:value-type="percentage" office:value="0.0154094813872097" calcext:value-type="percentage">
            <text:p>1,54 %</text:p>
          </table:table-cell>
          <table:table-cell table:formula="of:=[.H77]/[.$D77]" office:value-type="percentage" office:value="0.00419726376073815" calcext:value-type="percentage">
            <text:p>0,4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Seine-et-Marne</text:p>
          </table:table-cell>
          <table:table-cell office:value-type="float" office:value="592433" calcext:value-type="float">
            <text:p>592433</text:p>
          </table:table-cell>
          <table:table-cell office:value-type="float" office:value="333340" calcext:value-type="float">
            <text:p>333340</text:p>
          </table:table-cell>
          <table:table-cell office:value-type="float" office:value="47393" calcext:value-type="float">
            <text:p>47393</text:p>
          </table:table-cell>
          <table:table-cell office:value-type="float" office:value="7855" calcext:value-type="float">
            <text:p>7855</text:p>
          </table:table-cell>
          <table:table-cell office:value-type="float" office:value="1123" calcext:value-type="float">
            <text:p>1123</text:p>
          </table:table-cell>
          <table:table-cell office:value-type="float" office:value="230" calcext:value-type="float">
            <text:p>230</text:p>
          </table:table-cell>
          <table:table-cell table:formula="of:=[.D78]/[.C78]" office:value-type="percentage" office:value="0.56266278212051" calcext:value-type="percentage">
            <text:p>56,27 %</text:p>
          </table:table-cell>
          <table:table-cell table:formula="of:=[.E78]/[.$D78]" office:value-type="percentage" office:value="0.14217615647687" calcext:value-type="percentage">
            <text:p>14,22 %</text:p>
          </table:table-cell>
          <table:table-cell table:formula="of:=[.F78]/[.$D78]" office:value-type="percentage" office:value="0.0235645287094258" calcext:value-type="percentage">
            <text:p>2,36 %</text:p>
          </table:table-cell>
          <table:table-cell table:formula="of:=[.G78]/[.$D78]" office:value-type="percentage" office:value="0.00336893262134757" calcext:value-type="percentage">
            <text:p>0,34 %</text:p>
          </table:table-cell>
          <table:table-cell table:formula="of:=[.H78]/[.$D78]" office:value-type="percentage" office:value="0.000689986200275994" calcext:value-type="percentage">
            <text:p>0,07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Yvelines</text:p>
          </table:table-cell>
          <table:table-cell office:value-type="float" office:value="230639" calcext:value-type="float">
            <text:p>230639</text:p>
          </table:table-cell>
          <table:table-cell office:value-type="float" office:value="87848" calcext:value-type="float">
            <text:p>87848</text:p>
          </table:table-cell>
          <table:table-cell office:value-type="float" office:value="19166" calcext:value-type="float">
            <text:p>19166</text:p>
          </table:table-cell>
          <table:table-cell office:value-type="float" office:value="3389" calcext:value-type="float">
            <text:p>3389</text:p>
          </table:table-cell>
          <table:table-cell office:value-type="float" office:value="494" calcext:value-type="float">
            <text:p>494</text:p>
          </table:table-cell>
          <table:table-cell office:value-type="float" office:value="107" calcext:value-type="float">
            <text:p>107</text:p>
          </table:table-cell>
          <table:table-cell table:formula="of:=[.D79]/[.C79]" office:value-type="percentage" office:value="0.380889615372942" calcext:value-type="percentage">
            <text:p>38,09 %</text:p>
          </table:table-cell>
          <table:table-cell table:formula="of:=[.E79]/[.$D79]" office:value-type="percentage" office:value="0.218172297604954" calcext:value-type="percentage">
            <text:p>21,82 %</text:p>
          </table:table-cell>
          <table:table-cell table:formula="of:=[.F79]/[.$D79]" office:value-type="percentage" office:value="0.038577998360805" calcext:value-type="percentage">
            <text:p>3,86 %</text:p>
          </table:table-cell>
          <table:table-cell table:formula="of:=[.G79]/[.$D79]" office:value-type="percentage" office:value="0.00562334942172844" calcext:value-type="percentage">
            <text:p>0,56 %</text:p>
          </table:table-cell>
          <table:table-cell table:formula="of:=[.H79]/[.$D79]" office:value-type="percentage" office:value="0.00121801293142701" calcext:value-type="percentage">
            <text:p>0,1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Deux-Sèvres</text:p>
          </table:table-cell>
          <table:table-cell office:value-type="float" office:value="602890" calcext:value-type="float">
            <text:p>602890</text:p>
          </table:table-cell>
          <table:table-cell office:value-type="float" office:value="449143" calcext:value-type="float">
            <text:p>449143</text:p>
          </table:table-cell>
          <table:table-cell office:value-type="float" office:value="108821" calcext:value-type="float">
            <text:p>108821</text:p>
          </table:table-cell>
          <table:table-cell office:value-type="float" office:value="18972" calcext:value-type="float">
            <text:p>18972</text:p>
          </table:table-cell>
          <table:table-cell office:value-type="float" office:value="3086" calcext:value-type="float">
            <text:p>3086</text:p>
          </table:table-cell>
          <table:table-cell office:value-type="float" office:value="738" calcext:value-type="float">
            <text:p>738</text:p>
          </table:table-cell>
          <table:table-cell table:formula="of:=[.D80]/[.C80]" office:value-type="percentage" office:value="0.744983330292425" calcext:value-type="percentage">
            <text:p>74,50 %</text:p>
          </table:table-cell>
          <table:table-cell table:formula="of:=[.E80]/[.$D80]" office:value-type="percentage" office:value="0.242285864412893" calcext:value-type="percentage">
            <text:p>24,23 %</text:p>
          </table:table-cell>
          <table:table-cell table:formula="of:=[.F80]/[.$D80]" office:value-type="percentage" office:value="0.0422404445800113" calcext:value-type="percentage">
            <text:p>4,22 %</text:p>
          </table:table-cell>
          <table:table-cell table:formula="of:=[.G80]/[.$D80]" office:value-type="percentage" office:value="0.00687086295456013" calcext:value-type="percentage">
            <text:p>0,69 %</text:p>
          </table:table-cell>
          <table:table-cell table:formula="of:=[.H80]/[.$D80]" office:value-type="percentage" office:value="0.00164312924836856" calcext:value-type="percentage">
            <text:p>0,16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Somme</text:p>
          </table:table-cell>
          <table:table-cell office:value-type="float" office:value="620306" calcext:value-type="float">
            <text:p>620306</text:p>
          </table:table-cell>
          <table:table-cell office:value-type="float" office:value="461010" calcext:value-type="float">
            <text:p>461010</text:p>
          </table:table-cell>
          <table:table-cell office:value-type="float" office:value="60458" calcext:value-type="float">
            <text:p>60458</text:p>
          </table:table-cell>
          <table:table-cell office:value-type="float" office:value="11779" calcext:value-type="float">
            <text:p>11779</text:p>
          </table:table-cell>
          <table:table-cell office:value-type="float" office:value="2170" calcext:value-type="float">
            <text:p>2170</text:p>
          </table:table-cell>
          <table:table-cell office:value-type="float" office:value="556" calcext:value-type="float">
            <text:p>556</text:p>
          </table:table-cell>
          <table:table-cell table:formula="of:=[.D81]/[.C81]" office:value-type="percentage" office:value="0.743197712096933" calcext:value-type="percentage">
            <text:p>74,32 %</text:p>
          </table:table-cell>
          <table:table-cell table:formula="of:=[.E81]/[.$D81]" office:value-type="percentage" office:value="0.131142491486085" calcext:value-type="percentage">
            <text:p>13,11 %</text:p>
          </table:table-cell>
          <table:table-cell table:formula="of:=[.F81]/[.$D81]" office:value-type="percentage" office:value="0.0255504218997419" calcext:value-type="percentage">
            <text:p>2,56 %</text:p>
          </table:table-cell>
          <table:table-cell table:formula="of:=[.G81]/[.$D81]" office:value-type="percentage" office:value="0.00470705624606842" calcext:value-type="percentage">
            <text:p>0,47 %</text:p>
          </table:table-cell>
          <table:table-cell table:formula="of:=[.H81]/[.$D81]" office:value-type="percentage" office:value="0.00120604759115854" calcext:value-type="percentage">
            <text:p>0,1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Tarn</text:p>
          </table:table-cell>
          <table:table-cell office:value-type="float" office:value="578440" calcext:value-type="float">
            <text:p>578440</text:p>
          </table:table-cell>
          <table:table-cell office:value-type="float" office:value="299181" calcext:value-type="float">
            <text:p>299181</text:p>
          </table:table-cell>
          <table:table-cell office:value-type="float" office:value="136469" calcext:value-type="float">
            <text:p>136469</text:p>
          </table:table-cell>
          <table:table-cell office:value-type="float" office:value="23744" calcext:value-type="float">
            <text:p>23744</text:p>
          </table:table-cell>
          <table:table-cell office:value-type="float" office:value="3547" calcext:value-type="float">
            <text:p>3547</text:p>
          </table:table-cell>
          <table:table-cell office:value-type="float" office:value="810" calcext:value-type="float">
            <text:p>810</text:p>
          </table:table-cell>
          <table:table-cell table:formula="of:=[.D82]/[.C82]" office:value-type="percentage" office:value="0.517220455016942" calcext:value-type="percentage">
            <text:p>51,72 %</text:p>
          </table:table-cell>
          <table:table-cell table:formula="of:=[.E82]/[.$D82]" office:value-type="percentage" office:value="0.456141934146888" calcext:value-type="percentage">
            <text:p>45,61 %</text:p>
          </table:table-cell>
          <table:table-cell table:formula="of:=[.F82]/[.$D82]" office:value-type="percentage" office:value="0.079363328553618" calcext:value-type="percentage">
            <text:p>7,94 %</text:p>
          </table:table-cell>
          <table:table-cell table:formula="of:=[.G82]/[.$D82]" office:value-type="percentage" office:value="0.0118556993926753" calcext:value-type="percentage">
            <text:p>1,19 %</text:p>
          </table:table-cell>
          <table:table-cell table:formula="of:=[.H82]/[.$D82]" office:value-type="percentage" office:value="0.00270739117791571" calcext:value-type="percentage">
            <text:p>0,27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Tarn-et-Garonne</text:p>
          </table:table-cell>
          <table:table-cell office:value-type="float" office:value="373084" calcext:value-type="float">
            <text:p>373084</text:p>
          </table:table-cell>
          <table:table-cell office:value-type="float" office:value="212473" calcext:value-type="float">
            <text:p>212473</text:p>
          </table:table-cell>
          <table:table-cell office:value-type="float" office:value="98372" calcext:value-type="float">
            <text:p>98372</text:p>
          </table:table-cell>
          <table:table-cell office:value-type="float" office:value="16531" calcext:value-type="float">
            <text:p>16531</text:p>
          </table:table-cell>
          <table:table-cell office:value-type="float" office:value="2281" calcext:value-type="float">
            <text:p>2281</text:p>
          </table:table-cell>
          <table:table-cell office:value-type="float" office:value="490" calcext:value-type="float">
            <text:p>490</text:p>
          </table:table-cell>
          <table:table-cell table:formula="of:=[.D83]/[.C83]" office:value-type="percentage" office:value="0.569504454760858" calcext:value-type="percentage">
            <text:p>56,95 %</text:p>
          </table:table-cell>
          <table:table-cell table:formula="of:=[.E83]/[.$D83]" office:value-type="percentage" office:value="0.462985885265422" calcext:value-type="percentage">
            <text:p>46,30 %</text:p>
          </table:table-cell>
          <table:table-cell table:formula="of:=[.F83]/[.$D83]" office:value-type="percentage" office:value="0.0778028267120999" calcext:value-type="percentage">
            <text:p>7,78 %</text:p>
          </table:table-cell>
          <table:table-cell table:formula="of:=[.G83]/[.$D83]" office:value-type="percentage" office:value="0.0107354816847317" calcext:value-type="percentage">
            <text:p>1,07 %</text:p>
          </table:table-cell>
          <table:table-cell table:formula="of:=[.H83]/[.$D83]" office:value-type="percentage" office:value="0.00230617537287091" calcext:value-type="percentage">
            <text:p>0,23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Var</text:p>
          </table:table-cell>
          <table:table-cell office:value-type="float" office:value="603583" calcext:value-type="float">
            <text:p>603583</text:p>
          </table:table-cell>
          <table:table-cell office:value-type="float" office:value="113518" calcext:value-type="float">
            <text:p>113518</text:p>
          </table:table-cell>
          <table:table-cell office:value-type="float" office:value="29461" calcext:value-type="float">
            <text:p>29461</text:p>
          </table:table-cell>
          <table:table-cell office:value-type="float" office:value="6173" calcext:value-type="float">
            <text:p>6173</text:p>
          </table:table-cell>
          <table:table-cell office:value-type="float" office:value="1027" calcext:value-type="float">
            <text:p>1027</text:p>
          </table:table-cell>
          <table:table-cell office:value-type="float" office:value="274" calcext:value-type="float">
            <text:p>274</text:p>
          </table:table-cell>
          <table:table-cell table:formula="of:=[.D84]/[.C84]" office:value-type="percentage" office:value="0.188073554092809" calcext:value-type="percentage">
            <text:p>18,81 %</text:p>
          </table:table-cell>
          <table:table-cell table:formula="of:=[.E84]/[.$D84]" office:value-type="percentage" office:value="0.259527123451787" calcext:value-type="percentage">
            <text:p>25,95 %</text:p>
          </table:table-cell>
          <table:table-cell table:formula="of:=[.F84]/[.$D84]" office:value-type="percentage" office:value="0.0543790412093236" calcext:value-type="percentage">
            <text:p>5,44 %</text:p>
          </table:table-cell>
          <table:table-cell table:formula="of:=[.G84]/[.$D84]" office:value-type="percentage" office:value="0.00904702337955214" calcext:value-type="percentage">
            <text:p>0,90 %</text:p>
          </table:table-cell>
          <table:table-cell table:formula="of:=[.H84]/[.$D84]" office:value-type="percentage" office:value="0.00241371412463222" calcext:value-type="percentage">
            <text:p>0,24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Vaucluse</text:p>
          </table:table-cell>
          <table:table-cell office:value-type="float" office:value="357702" calcext:value-type="float">
            <text:p>357702</text:p>
          </table:table-cell>
          <table:table-cell office:value-type="float" office:value="106410" calcext:value-type="float">
            <text:p>106410</text:p>
          </table:table-cell>
          <table:table-cell office:value-type="float" office:value="52300" calcext:value-type="float">
            <text:p>52300</text:p>
          </table:table-cell>
          <table:table-cell office:value-type="float" office:value="10869" calcext:value-type="float">
            <text:p>10869</text:p>
          </table:table-cell>
          <table:table-cell office:value-type="float" office:value="1763" calcext:value-type="float">
            <text:p>1763</text:p>
          </table:table-cell>
          <table:table-cell office:value-type="float" office:value="444" calcext:value-type="float">
            <text:p>444</text:p>
          </table:table-cell>
          <table:table-cell table:formula="of:=[.D85]/[.C85]" office:value-type="percentage" office:value="0.297482261770971" calcext:value-type="percentage">
            <text:p>29,75 %</text:p>
          </table:table-cell>
          <table:table-cell table:formula="of:=[.E85]/[.$D85]" office:value-type="percentage" office:value="0.491495160229302" calcext:value-type="percentage">
            <text:p>49,15 %</text:p>
          </table:table-cell>
          <table:table-cell table:formula="of:=[.F85]/[.$D85]" office:value-type="percentage" office:value="0.102142655765436" calcext:value-type="percentage">
            <text:p>10,21 %</text:p>
          </table:table-cell>
          <table:table-cell table:formula="of:=[.G85]/[.$D85]" office:value-type="percentage" office:value="0.0165679917301006" calcext:value-type="percentage">
            <text:p>1,66 %</text:p>
          </table:table-cell>
          <table:table-cell table:formula="of:=[.H85]/[.$D85]" office:value-type="percentage" office:value="0.0041725401747956" calcext:value-type="percentage">
            <text:p>0,42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Vendée</text:p>
          </table:table-cell>
          <table:table-cell office:value-type="float" office:value="677868" calcext:value-type="float">
            <text:p>677868</text:p>
          </table:table-cell>
          <table:table-cell office:value-type="float" office:value="469158" calcext:value-type="float">
            <text:p>469158</text:p>
          </table:table-cell>
          <table:table-cell office:value-type="float" office:value="135706" calcext:value-type="float">
            <text:p>135706</text:p>
          </table:table-cell>
          <table:table-cell office:value-type="float" office:value="23322" calcext:value-type="float">
            <text:p>23322</text:p>
          </table:table-cell>
          <table:table-cell office:value-type="float" office:value="3574" calcext:value-type="float">
            <text:p>3574</text:p>
          </table:table-cell>
          <table:table-cell office:value-type="float" office:value="839" calcext:value-type="float">
            <text:p>839</text:p>
          </table:table-cell>
          <table:table-cell table:formula="of:=[.D86]/[.C86]" office:value-type="percentage" office:value="0.692108198056259" calcext:value-type="percentage">
            <text:p>69,21 %</text:p>
          </table:table-cell>
          <table:table-cell table:formula="of:=[.E86]/[.$D86]" office:value-type="percentage" office:value="0.289254366332877" calcext:value-type="percentage">
            <text:p>28,93 %</text:p>
          </table:table-cell>
          <table:table-cell table:formula="of:=[.F86]/[.$D86]" office:value-type="percentage" office:value="0.0497103321269167" calcext:value-type="percentage">
            <text:p>4,97 %</text:p>
          </table:table-cell>
          <table:table-cell table:formula="of:=[.G86]/[.$D86]" office:value-type="percentage" office:value="0.00761790271081384" calcext:value-type="percentage">
            <text:p>0,76 %</text:p>
          </table:table-cell>
          <table:table-cell table:formula="of:=[.H86]/[.$D86]" office:value-type="percentage" office:value="0.00178831012153688" calcext:value-type="percentage">
            <text:p>0,18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Vienne</text:p>
          </table:table-cell>
          <table:table-cell office:value-type="float" office:value="702560" calcext:value-type="float">
            <text:p>702560</text:p>
          </table:table-cell>
          <table:table-cell office:value-type="float" office:value="466912" calcext:value-type="float">
            <text:p>466912</text:p>
          </table:table-cell>
          <table:table-cell office:value-type="float" office:value="96682" calcext:value-type="float">
            <text:p>96682</text:p>
          </table:table-cell>
          <table:table-cell office:value-type="float" office:value="15569" calcext:value-type="float">
            <text:p>15569</text:p>
          </table:table-cell>
          <table:table-cell office:value-type="float" office:value="2346" calcext:value-type="float">
            <text:p>2346</text:p>
          </table:table-cell>
          <table:table-cell office:value-type="float" office:value="530" calcext:value-type="float">
            <text:p>530</text:p>
          </table:table-cell>
          <table:table-cell table:formula="of:=[.D87]/[.C87]" office:value-type="percentage" office:value="0.66458665452061" calcext:value-type="percentage">
            <text:p>66,46 %</text:p>
          </table:table-cell>
          <table:table-cell table:formula="of:=[.E87]/[.$D87]" office:value-type="percentage" office:value="0.207066856281269" calcext:value-type="percentage">
            <text:p>20,71 %</text:p>
          </table:table-cell>
          <table:table-cell table:formula="of:=[.F87]/[.$D87]" office:value-type="percentage" office:value="0.0333446131176753" calcext:value-type="percentage">
            <text:p>3,33 %</text:p>
          </table:table-cell>
          <table:table-cell table:formula="of:=[.G87]/[.$D87]" office:value-type="percentage" office:value="0.00502450140497567" calcext:value-type="percentage">
            <text:p>0,50 %</text:p>
          </table:table-cell>
          <table:table-cell table:formula="of:=[.H87]/[.$D87]" office:value-type="percentage" office:value="0.00113511753820848" calcext:value-type="percentage">
            <text:p>0,11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Haute-Vienne</text:p>
          </table:table-cell>
          <table:table-cell office:value-type="float" office:value="554813" calcext:value-type="float">
            <text:p>554813</text:p>
          </table:table-cell>
          <table:table-cell office:value-type="float" office:value="289479" calcext:value-type="float">
            <text:p>289479</text:p>
          </table:table-cell>
          <table:table-cell office:value-type="float" office:value="88992" calcext:value-type="float">
            <text:p>88992</text:p>
          </table:table-cell>
          <table:table-cell office:value-type="float" office:value="15600" calcext:value-type="float">
            <text:p>15600</text:p>
          </table:table-cell>
          <table:table-cell office:value-type="float" office:value="2492" calcext:value-type="float">
            <text:p>2492</text:p>
          </table:table-cell>
          <table:table-cell office:value-type="float" office:value="619" calcext:value-type="float">
            <text:p>619</text:p>
          </table:table-cell>
          <table:table-cell table:formula="of:=[.D88]/[.C88]" office:value-type="percentage" office:value="0.521759583859787" calcext:value-type="percentage">
            <text:p>52,18 %</text:p>
          </table:table-cell>
          <table:table-cell table:formula="of:=[.E88]/[.$D88]" office:value-type="percentage" office:value="0.307421263718612" calcext:value-type="percentage">
            <text:p>30,74 %</text:p>
          </table:table-cell>
          <table:table-cell table:formula="of:=[.F88]/[.$D88]" office:value-type="percentage" office:value="0.0538899194760242" calcext:value-type="percentage">
            <text:p>5,39 %</text:p>
          </table:table-cell>
          <table:table-cell table:formula="of:=[.G88]/[.$D88]" office:value-type="percentage" office:value="0.00860856918809309" calcext:value-type="percentage">
            <text:p>0,86 %</text:p>
          </table:table-cell>
          <table:table-cell table:formula="of:=[.H88]/[.$D88]" office:value-type="percentage" office:value="0.0021383243689525" calcext:value-type="percentage">
            <text:p>0,21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Vosges</text:p>
          </table:table-cell>
          <table:table-cell office:value-type="float" office:value="589165" calcext:value-type="float">
            <text:p>589165</text:p>
          </table:table-cell>
          <table:table-cell office:value-type="float" office:value="217809" calcext:value-type="float">
            <text:p>217809</text:p>
          </table:table-cell>
          <table:table-cell office:value-type="float" office:value="52933" calcext:value-type="float">
            <text:p>52933</text:p>
          </table:table-cell>
          <table:table-cell office:value-type="float" office:value="11799" calcext:value-type="float">
            <text:p>11799</text:p>
          </table:table-cell>
          <table:table-cell office:value-type="float" office:value="1924" calcext:value-type="float">
            <text:p>1924</text:p>
          </table:table-cell>
          <table:table-cell office:value-type="float" office:value="402" calcext:value-type="float">
            <text:p>402</text:p>
          </table:table-cell>
          <table:table-cell table:formula="of:=[.D89]/[.C89]" office:value-type="percentage" office:value="0.369691003369175" calcext:value-type="percentage">
            <text:p>36,97 %</text:p>
          </table:table-cell>
          <table:table-cell table:formula="of:=[.E89]/[.$D89]" office:value-type="percentage" office:value="0.243024852049272" calcext:value-type="percentage">
            <text:p>24,30 %</text:p>
          </table:table-cell>
          <table:table-cell table:formula="of:=[.F89]/[.$D89]" office:value-type="percentage" office:value="0.0541713152349077" calcext:value-type="percentage">
            <text:p>5,42 %</text:p>
          </table:table-cell>
          <table:table-cell table:formula="of:=[.G89]/[.$D89]" office:value-type="percentage" office:value="0.00883342745249278" calcext:value-type="percentage">
            <text:p>0,88 %</text:p>
          </table:table-cell>
          <table:table-cell table:formula="of:=[.H89]/[.$D89]" office:value-type="percentage" office:value="0.00184565376086388" calcext:value-type="percentage">
            <text:p>0,18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Yonne</text:p>
          </table:table-cell>
          <table:table-cell office:value-type="float" office:value="745156" calcext:value-type="float">
            <text:p>745156</text:p>
          </table:table-cell>
          <table:table-cell office:value-type="float" office:value="413801" calcext:value-type="float">
            <text:p>413801</text:p>
          </table:table-cell>
          <table:table-cell office:value-type="float" office:value="63575" calcext:value-type="float">
            <text:p>63575</text:p>
          </table:table-cell>
          <table:table-cell office:value-type="float" office:value="10058" calcext:value-type="float">
            <text:p>10058</text:p>
          </table:table-cell>
          <table:table-cell office:value-type="float" office:value="1412" calcext:value-type="float">
            <text:p>1412</text:p>
          </table:table-cell>
          <table:table-cell office:value-type="float" office:value="292" calcext:value-type="float">
            <text:p>292</text:p>
          </table:table-cell>
          <table:table-cell table:formula="of:=[.D90]/[.C90]" office:value-type="percentage" office:value="0.555321301848204" calcext:value-type="percentage">
            <text:p>55,53 %</text:p>
          </table:table-cell>
          <table:table-cell table:formula="of:=[.E90]/[.$D90]" office:value-type="percentage" office:value="0.153636651433902" calcext:value-type="percentage">
            <text:p>15,36 %</text:p>
          </table:table-cell>
          <table:table-cell table:formula="of:=[.F90]/[.$D90]" office:value-type="percentage" office:value="0.0243063694867823" calcext:value-type="percentage">
            <text:p>2,43 %</text:p>
          </table:table-cell>
          <table:table-cell table:formula="of:=[.G90]/[.$D90]" office:value-type="percentage" office:value="0.00341226821588155" calcext:value-type="percentage">
            <text:p>0,34 %</text:p>
          </table:table-cell>
          <table:table-cell table:formula="of:=[.H90]/[.$D90]" office:value-type="percentage" office:value="0.000705653200451425" calcext:value-type="percentage">
            <text:p>0,07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Territoire-de-Belfort</text:p>
          </table:table-cell>
          <table:table-cell office:value-type="float" office:value="61007" calcext:value-type="float">
            <text:p>61007</text:p>
          </table:table-cell>
          <table:table-cell office:value-type="float" office:value="18664" calcext:value-type="float">
            <text:p>18664</text:p>
          </table:table-cell>
          <table:table-cell office:value-type="float" office:value="5645" calcext:value-type="float">
            <text:p>5645</text:p>
          </table:table-cell>
          <table:table-cell office:value-type="float" office:value="1291" calcext:value-type="float">
            <text:p>1291</text:p>
          </table:table-cell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table:formula="of:=[.D91]/[.C91]" office:value-type="percentage" office:value="0.305932106151753" calcext:value-type="percentage">
            <text:p>30,59 %</text:p>
          </table:table-cell>
          <table:table-cell table:formula="of:=[.E91]/[.$D91]" office:value-type="percentage" office:value="0.302453921988856" calcext:value-type="percentage">
            <text:p>30,25 %</text:p>
          </table:table-cell>
          <table:table-cell table:formula="of:=[.F91]/[.$D91]" office:value-type="percentage" office:value="0.0691705957993999" calcext:value-type="percentage">
            <text:p>6,92 %</text:p>
          </table:table-cell>
          <table:table-cell table:formula="of:=[.G91]/[.$D91]" office:value-type="percentage" office:value="0.0120017145306472" calcext:value-type="percentage">
            <text:p>1,20 %</text:p>
          </table:table-cell>
          <table:table-cell table:formula="of:=[.H91]/[.$D91]" office:value-type="percentage" office:value="0.00246463780540077" calcext:value-type="percentage">
            <text:p>0,25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Essonne</text:p>
          </table:table-cell>
          <table:table-cell office:value-type="float" office:value="181848" calcext:value-type="float">
            <text:p>181848</text:p>
          </table:table-cell>
          <table:table-cell office:value-type="float" office:value="84918" calcext:value-type="float">
            <text:p>84918</text:p>
          </table:table-cell>
          <table:table-cell office:value-type="float" office:value="12630" calcext:value-type="float">
            <text:p>12630</text:p>
          </table:table-cell>
          <table:table-cell office:value-type="float" office:value="2322" calcext:value-type="float">
            <text:p>2322</text:p>
          </table:table-cell>
          <table:table-cell office:value-type="float" office:value="358" calcext:value-type="float">
            <text:p>358</text:p>
          </table:table-cell>
          <table:table-cell office:value-type="float" office:value="79" calcext:value-type="float">
            <text:p>79</text:p>
          </table:table-cell>
          <table:table-cell table:formula="of:=[.D92]/[.C92]" office:value-type="percentage" office:value="0.46697241652369" calcext:value-type="percentage">
            <text:p>46,70 %</text:p>
          </table:table-cell>
          <table:table-cell table:formula="of:=[.E92]/[.$D92]" office:value-type="percentage" office:value="0.148731717657034" calcext:value-type="percentage">
            <text:p>14,87 %</text:p>
          </table:table-cell>
          <table:table-cell table:formula="of:=[.F92]/[.$D92]" office:value-type="percentage" office:value="0.0273440260015544" calcext:value-type="percentage">
            <text:p>2,73 %</text:p>
          </table:table-cell>
          <table:table-cell table:formula="of:=[.G92]/[.$D92]" office:value-type="percentage" office:value="0.00421583174356438" calcext:value-type="percentage">
            <text:p>0,42 %</text:p>
          </table:table-cell>
          <table:table-cell table:formula="of:=[.H92]/[.$D92]" office:value-type="percentage" office:value="0.000930309239501637" calcext:value-type="percentage">
            <text:p>0,09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Hauts-de-Seine</text:p>
          </table:table-cell>
          <table:table-cell office:value-type="float" office:value="17559" calcext:value-type="float">
            <text:p>175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3]/[.C93]" office:value-type="percentage" office:value="0.000170852554245686" calcext:value-type="percentage">
            <text:p>0,02 %</text:p>
          </table:table-cell>
          <table:table-cell table:formula="of:=[.E93]/[.$D93]" office:value-type="percentage" office:value="0.666666666666667" calcext:value-type="percentage">
            <text:p>66,67 %</text:p>
          </table:table-cell>
          <table:table-cell table:formula="of:=[.F93]/[.$D93]" office:value-type="percentage" office:value="0" calcext:value-type="percentage">
            <text:p>0,00 %</text:p>
          </table:table-cell>
          <table:table-cell table:formula="of:=[.G93]/[.$D93]" office:value-type="percentage" office:value="0" calcext:value-type="percentage">
            <text:p>0,00 %</text:p>
          </table:table-cell>
          <table:table-cell table:formula="of:=[.H93]/[.$D93]" office:value-type="percentage" office:value="0" calcext:value-type="percentage">
            <text:p>0,0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Seine-Saint-Denis</text:p>
          </table:table-cell>
          <table:table-cell office:value-type="float" office:value="23693" calcext:value-type="float">
            <text:p>23693</text:p>
          </table:table-cell>
          <table:table-cell office:value-type="float" office:value="580" calcext:value-type="float">
            <text:p>580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94]/[.C94]" office:value-type="percentage" office:value="0.0244798041615667" calcext:value-type="percentage">
            <text:p>2,45 %</text:p>
          </table:table-cell>
          <table:table-cell table:formula="of:=[.E94]/[.$D94]" office:value-type="percentage" office:value="0.210344827586207" calcext:value-type="percentage">
            <text:p>21,03 %</text:p>
          </table:table-cell>
          <table:table-cell table:formula="of:=[.F94]/[.$D94]" office:value-type="percentage" office:value="0.0344827586206897" calcext:value-type="percentage">
            <text:p>3,45 %</text:p>
          </table:table-cell>
          <table:table-cell table:formula="of:=[.G94]/[.$D94]" office:value-type="percentage" office:value="0.00517241379310345" calcext:value-type="percentage">
            <text:p>0,52 %</text:p>
          </table:table-cell>
          <table:table-cell table:formula="of:=[.H94]/[.$D94]" office:value-type="percentage" office:value="0" calcext:value-type="percentage">
            <text:p>0,00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Val-de-Marne</text:p>
          </table:table-cell>
          <table:table-cell office:value-type="float" office:value="24482" calcext:value-type="float">
            <text:p>24482</text:p>
          </table:table-cell>
          <table:table-cell office:value-type="float" office:value="831" calcext:value-type="float">
            <text:p>831</text:p>
          </table:table-cell>
          <table:table-cell office:value-type="float" office:value="421" calcext:value-type="float">
            <text:p>421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95]/[.C95]" office:value-type="percentage" office:value="0.0339433052855159" calcext:value-type="percentage">
            <text:p>3,39 %</text:p>
          </table:table-cell>
          <table:table-cell table:formula="of:=[.E95]/[.$D95]" office:value-type="percentage" office:value="0.50661853188929" calcext:value-type="percentage">
            <text:p>50,66 %</text:p>
          </table:table-cell>
          <table:table-cell table:formula="of:=[.F95]/[.$D95]" office:value-type="percentage" office:value="0.114320096269555" calcext:value-type="percentage">
            <text:p>11,43 %</text:p>
          </table:table-cell>
          <table:table-cell table:formula="of:=[.G95]/[.$D95]" office:value-type="percentage" office:value="0.0168471720818291" calcext:value-type="percentage">
            <text:p>1,68 %</text:p>
          </table:table-cell>
          <table:table-cell table:formula="of:=[.H95]/[.$D95]" office:value-type="percentage" office:value="0.00240673886883273" calcext:value-type="percentage">
            <text:p>0,24 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Val-d'Oise</text:p>
          </table:table-cell>
          <table:table-cell office:value-type="float" office:value="125327" calcext:value-type="float">
            <text:p>125327</text:p>
          </table:table-cell>
          <table:table-cell office:value-type="float" office:value="57092" calcext:value-type="float">
            <text:p>57092</text:p>
          </table:table-cell>
          <table:table-cell office:value-type="float" office:value="8693" calcext:value-type="float">
            <text:p>8693</text:p>
          </table:table-cell>
          <table:table-cell office:value-type="float" office:value="1466" calcext:value-type="float">
            <text:p>1466</text:p>
          </table:table-cell>
          <table:table-cell office:value-type="float" office:value="210" calcext:value-type="float">
            <text:p>210</text:p>
          </table:table-cell>
          <table:table-cell office:value-type="float" office:value="43" calcext:value-type="float">
            <text:p>43</text:p>
          </table:table-cell>
          <table:table-cell table:formula="of:=[.D96]/[.C96]" office:value-type="percentage" office:value="0.455544296121347" calcext:value-type="percentage">
            <text:p>45,55 %</text:p>
          </table:table-cell>
          <table:table-cell table:formula="of:=[.E96]/[.$D96]" office:value-type="percentage" office:value="0.152263014082533" calcext:value-type="percentage">
            <text:p>15,23 %</text:p>
          </table:table-cell>
          <table:table-cell table:formula="of:=[.F96]/[.$D96]" office:value-type="percentage" office:value="0.0256778532894276" calcext:value-type="percentage">
            <text:p>2,57 %</text:p>
          </table:table-cell>
          <table:table-cell table:formula="of:=[.G96]/[.$D96]" office:value-type="percentage" office:value="0.00367827366356057" calcext:value-type="percentage">
            <text:p>0,37 %</text:p>
          </table:table-cell>
          <table:table-cell table:formula="of:=[.H96]/[.$D96]" office:value-type="percentage" office:value="0.000753170321586212" calcext:value-type="percentage">
            <text:p>0,08 %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formula="of:=SUM([.C2:.C96])" office:value-type="float" office:value="54879655" calcext:value-type="float">
            <text:p>54879655</text:p>
          </table:table-cell>
          <table:table-cell table:formula="of:=SUM([.D2:.D96])" office:value-type="float" office:value="27878872" calcext:value-type="float">
            <text:p>27878872</text:p>
          </table:table-cell>
          <table:table-cell table:formula="of:=SUM([.E2:.E96])" office:value-type="float" office:value="7764608" calcext:value-type="float">
            <text:p>7764608</text:p>
          </table:table-cell>
          <table:table-cell table:formula="of:=SUM([.F2:.F96])" office:value-type="float" office:value="1461879" calcext:value-type="float">
            <text:p>1461879</text:p>
          </table:table-cell>
          <table:table-cell table:formula="of:=SUM([.G2:.G96])" office:value-type="float" office:value="241152" calcext:value-type="float">
            <text:p>241152</text:p>
          </table:table-cell>
          <table:table-cell table:formula="of:=SUM([.H2:.H96])" office:value-type="float" office:value="57974" calcext:value-type="float">
            <text:p>57974</text:p>
          </table:table-cell>
          <table:table-cell table:formula="of:=[.D98]/[.C98]" office:value-type="percentage" office:value="0.508000132289461" calcext:value-type="percentage">
            <text:p>50,80 %</text:p>
          </table:table-cell>
          <table:table-cell table:formula="of:=[.E98]/[.$D98]" office:value-type="percentage" office:value="0.278512272662969" calcext:value-type="percentage">
            <text:p>27,85 %</text:p>
          </table:table-cell>
          <table:table-cell table:formula="of:=[.F98]/[.$D98]" office:value-type="percentage" office:value="0.0524368059080726" calcext:value-type="percentage">
            <text:p>5,24 %</text:p>
          </table:table-cell>
          <table:table-cell table:formula="of:=[.G98]/[.$D98]" office:value-type="percentage" office:value="0.00864999129089584" calcext:value-type="percentage">
            <text:p>0,86 %</text:p>
          </table:table-cell>
          <table:table-cell table:formula="of:=[.H98]/[.$D98]" office:value-type="percentage" office:value="0.0020794958992602" calcext:value-type="percentage">
            <text:p>0,21 %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Notes :</text:p>
          </table:table-cell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en gras : départements dont la vectorisation du cadastre est incomplète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5T19:04:18.127838584</dc:date>
    <dc:creator>Christian Quest</dc:creator>
    <meta:editing-duration>PT1H13M15S</meta:editing-duration>
    <meta:editing-cycles>4</meta:editing-cycles>
    <meta:generator>LibreOffice/6.0.7.3$Linux_X86_64 LibreOffice_project/00m0$Build-3</meta:generator>
    <meta:document-statistic meta:table-count="1" meta:cell-count="1263" meta:object-count="0"/>
  </office:meta>
</office:document-meta>
</file>